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imesNewRomanPSMT" svg:font-family="TimesNewRomanPS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P57" style:parent-style-name="Textbody" style:family="paragraph">
      <style:paragraph-properties fo:margin-left="0.4916in" fo:text-indent="0.0006in">
        <style:tab-stops/>
      </style:paragraph-properties>
    </style:style>
    <style:style style:name="P58" style:parent-style-name="Textbody" style:family="paragraph">
      <style:paragraph-properties fo:margin-left="0.4916in" fo:text-indent="0.0006in">
        <style:tab-stops/>
      </style:paragraph-properties>
    </style:style>
    <style:style style:name="P59" style:parent-style-name="Textbody" style:family="paragraph">
      <style:paragraph-properties fo:margin-left="0.4916in" fo:text-indent="0.0006in">
        <style:tab-stops/>
      </style:paragraph-properties>
    </style:style>
    <style:style style:name="P60" style:parent-style-name="Textbody" style:family="paragraph">
      <style:paragraph-properties fo:margin-left="0.0006in" fo:text-indent="0.4916in">
        <style:tab-stops/>
      </style:paragraph-properties>
    </style:style>
    <style:style style:name="P61" style:parent-style-name="Textbody" style:family="paragraph">
      <style:paragraph-properties fo:text-indent="0.4916in"/>
    </style:style>
    <style:style style:name="P62" style:parent-style-name="Textbody" style:family="paragraph">
      <style:paragraph-properties fo:text-indent="0.4916in"/>
    </style:style>
    <style:style style:name="P63" style:parent-style-name="Textbody" style:family="paragraph">
      <style:paragraph-properties fo:margin-left="2.4583in" fo:text-indent="0.4916in">
        <style:tab-stops/>
      </style:paragraph-properties>
    </style:style>
    <style:style style:name="P64" style:parent-style-name="Textbody" style:family="paragraph">
      <style:paragraph-properties fo:text-indent="0.4916in"/>
    </style:style>
    <style:style style:name="P65" style:parent-style-name="Textbody" style:family="paragraph">
      <style:paragraph-properties fo:text-indent="0.4916in"/>
    </style:style>
    <style:style style:name="P66" style:parent-style-name="Textbody" style:family="paragraph">
      <style:paragraph-properties fo:margin-left="2.4583in" fo:text-indent="0.4916in">
        <style:tab-stops/>
      </style:paragraph-properties>
    </style:style>
    <style:style style:name="P67" style:parent-style-name="Textbody" style:family="paragraph">
      <style:paragraph-properties fo:text-indent="0.4916in"/>
    </style:style>
    <style:style style:name="P68" style:parent-style-name="Textbody" style:family="paragraph">
      <style:paragraph-properties fo:text-indent="0.4916in"/>
    </style:style>
    <style:style style:name="P69" style:parent-style-name="Textbody" style:family="paragraph">
      <style:paragraph-properties fo:margin-left="2.95in" fo:text-indent="0in">
        <style:tab-stops/>
      </style:paragraph-properties>
    </style:style>
    <style:style style:name="P70" style:parent-style-name="Textbody" style:family="paragraph">
      <style:paragraph-properties fo:text-indent="0.4916in"/>
    </style:style>
    <style:style style:name="P71" style:parent-style-name="Textbody" style:family="paragraph">
      <style:paragraph-properties fo:text-indent="0.4916in"/>
    </style:style>
    <style:style style:name="P72" style:parent-style-name="Textbody" style:family="paragraph">
      <style:paragraph-properties fo:margin-left="2.4583in" fo:text-indent="0.4916in">
        <style:tab-stops/>
      </style:paragraph-properties>
    </style:style>
    <style:style style:name="P73" style:parent-style-name="Textbody" style:family="paragraph">
      <style:paragraph-properties fo:text-indent="0.4916in"/>
    </style:style>
    <style:style style:name="P74" style:parent-style-name="Textbody" style:family="paragraph">
      <style:paragraph-properties fo:text-indent="0.4916in"/>
    </style:style>
    <style:style style:name="P75" style:parent-style-name="Textbody" style:family="paragraph">
      <style:paragraph-properties fo:text-indent="0.4916in"/>
    </style:style>
    <style:style style:name="P76" style:parent-style-name="Textbody" style:family="paragraph">
      <style:paragraph-properties fo:text-indent="0.4916in"/>
    </style:style>
    <style:style style:name="P77" style:parent-style-name="Textbody" style:family="paragraph">
      <style:paragraph-properties fo:text-indent="0.4916in"/>
    </style:style>
    <style:style style:name="P78" style:parent-style-name="Textbody" style:family="paragraph"/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Textbody" style:family="paragraph"/>
    <style:style style:name="P82" style:parent-style-name="Textbody" style:family="paragraph"/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/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/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Textbody" style:family="paragraph"/>
    <style:style style:name="P100" style:parent-style-name="Textbody" style:family="paragraph">
      <style:paragraph-properties fo:text-indent="0in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Textbody" style:family="paragraph">
      <style:paragraph-properties fo:text-indent="0in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ableColumn113" style:family="table-column">
      <style:table-column-properties style:column-width="1.318in"/>
    </style:style>
    <style:style style:name="TableColumn114" style:family="table-column">
      <style:table-column-properties style:column-width="1.4715in"/>
    </style:style>
    <style:style style:name="TableColumn115" style:family="table-column">
      <style:table-column-properties style:column-width="1.3187in"/>
    </style:style>
    <style:style style:name="TableColumn116" style:family="table-column">
      <style:table-column-properties style:column-width="1.2888in"/>
    </style:style>
    <style:style style:name="TableColumn117" style:family="table-column">
      <style:table-column-properties style:column-width="1.2888in"/>
    </style:style>
    <style:style style:name="Table112" style:family="table">
      <style:table-properties style:width="6.6861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indent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indent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indent="0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indent="0in"/>
    </style:style>
    <style:style style:name="TableRow127" style:family="table-row">
      <style:table-row-properties/>
    </style:style>
    <style:style style:name="P128" style:parent-style-name="Textbody" style:family="paragraph">
      <style:paragraph-properties fo:text-indent="0in"/>
    </style:style>
    <style:style style:name="P129" style:parent-style-name="Textbody" style:family="paragraph">
      <style:paragraph-properties fo:text-indent="0in"/>
    </style:style>
    <style:style style:name="P130" style:parent-style-name="Textbody" style:family="paragraph">
      <style:paragraph-properties fo:text-indent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text-indent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body" style:family="paragraph">
      <style:paragraph-properties fo:text-indent="0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text-indent="0in"/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body" style:family="paragraph">
      <style:paragraph-properties fo:text-indent="0in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text-indent="0in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body" style:family="paragraph">
      <style:paragraph-properties fo:text-indent="0in"/>
      <style:text-properties fo:language="en" fo:country="US"/>
    </style:style>
    <style:style style:name="P144" style:parent-style-name="Textbody" style:family="paragraph">
      <style:paragraph-properties fo:text-indent="0in"/>
      <style:text-properties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indent="0in"/>
      <style:text-properties fo:language="en" fo:country="US"/>
    </style:style>
    <style:style style:name="P147" style:parent-style-name="Textbody" style:family="paragraph">
      <style:paragraph-properties fo:text-indent="0in"/>
      <style:text-properties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indent="0in"/>
      <style:text-properties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indent="0in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indent="0in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indent="0in"/>
      <style:text-properties fo:language="en" fo:country="US"/>
    </style:style>
    <style:style style:name="P157" style:parent-style-name="Textbody" style:family="paragraph">
      <style:paragraph-properties fo:text-indent="0in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text-indent="0in"/>
      <style:text-properties fo:language="en" fo:country="US"/>
    </style:style>
    <style:style style:name="P160" style:parent-style-name="Textbody" style:family="paragraph">
      <style:paragraph-properties fo:text-indent="0in"/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extbody" style:family="paragraph">
      <style:paragraph-properties fo:text-indent="0in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body" style:family="paragraph">
      <style:paragraph-properties fo:text-indent="0in"/>
      <style:text-properties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extbody" style:family="paragraph">
      <style:paragraph-properties fo:text-indent="0in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body" style:family="paragraph">
      <style:paragraph-properties fo:text-indent="0in"/>
      <style:text-properties fo:language="en" fo:country="US"/>
    </style:style>
    <style:style style:name="P170" style:parent-style-name="Textbody" style:family="paragraph">
      <style:paragraph-properties fo:text-indent="0in"/>
      <style:text-properties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extbody" style:family="paragraph">
      <style:paragraph-properties fo:text-indent="0in"/>
      <style:text-properties fo:language="en" fo:country="US"/>
    </style:style>
    <style:style style:name="P173" style:parent-style-name="Textbody" style:family="paragraph">
      <style:paragraph-properties fo:text-indent="0in"/>
      <style:text-properties fo:language="en" fo:country="US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body" style:family="paragraph">
      <style:paragraph-properties fo:text-indent="0in"/>
      <style:text-properties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extbody" style:family="paragraph">
      <style:paragraph-properties fo:text-indent="0in"/>
      <style:text-properties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extbody" style:family="paragraph">
      <style:paragraph-properties fo:text-indent="0in"/>
      <style:text-properties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extbody" style:family="paragraph">
      <style:paragraph-properties fo:text-indent="0in"/>
      <style:text-properties fo:language="en" fo:country="US"/>
    </style:style>
    <style:style style:name="P183" style:parent-style-name="Textbody" style:family="paragraph">
      <style:paragraph-properties fo:text-indent="0in"/>
      <style:text-properties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extbody" style:family="paragraph">
      <style:paragraph-properties fo:text-indent="0in"/>
      <style:text-properties fo:language="en" fo:country="US"/>
    </style:style>
    <style:style style:name="P186" style:parent-style-name="Textbody" style:family="paragraph">
      <style:paragraph-properties fo:text-indent="0in"/>
      <style:text-properties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extbody" style:family="paragraph">
      <style:paragraph-properties fo:text-indent="0in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extbody" style:family="paragraph">
      <style:paragraph-properties fo:text-indent="0in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extbody" style:family="paragraph">
      <style:paragraph-properties fo:text-indent="0in"/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extbody" style:family="paragraph">
      <style:paragraph-properties fo:text-indent="0in"/>
      <style:text-properties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extbody" style:family="paragraph">
      <style:paragraph-properties fo:text-indent="0in"/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extbody" style:family="paragraph">
      <style:paragraph-properties fo:text-indent="0in"/>
      <style:text-properties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paragraph-properties fo:text-indent="0in"/>
      <style:text-properties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extbody" style:family="paragraph">
      <style:paragraph-properties fo:text-indent="0in"/>
      <style:text-properties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extbody" style:family="paragraph">
      <style:paragraph-properties fo:text-indent="0in"/>
      <style:text-properties fo:language="en" fo:country="US"/>
    </style:style>
    <style:style style:name="P207" style:parent-style-name="Textbody" style:family="paragraph">
      <style:paragraph-properties fo:text-indent="0in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extbody" style:family="paragraph">
      <style:paragraph-properties fo:text-indent="0in"/>
      <style:text-properties fo:language="en" fo:country="US"/>
    </style:style>
    <style:style style:name="P210" style:parent-style-name="Textbody" style:family="paragraph">
      <style:paragraph-properties fo:text-indent="0in"/>
      <style:text-properties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extbody" style:family="paragraph">
      <style:paragraph-properties fo:text-indent="0in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extbody" style:family="paragraph">
      <style:paragraph-properties fo:text-indent="0in"/>
      <style:text-properties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extbody" style:family="paragraph">
      <style:paragraph-properties fo:text-indent="0in"/>
      <style:text-properties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extbody" style:family="paragraph">
      <style:paragraph-properties fo:text-indent="0in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paragraph-properties fo:text-indent="0in"/>
      <style:text-properties fo:language="en" fo:country="US"/>
    </style:style>
    <style:style style:name="P222" style:parent-style-name="Textbody" style:family="paragraph">
      <style:paragraph-properties fo:text-indent="0in"/>
    </style:style>
    <style:style style:name="P223" style:parent-style-name="Textbody" style:family="paragraph">
      <style:paragraph-properties fo:text-indent="0in"/>
    </style:style>
    <style:style style:name="P224" style:parent-style-name="Textbody" style:family="paragraph">
      <style:paragraph-properties fo:text-indent="0in"/>
    </style:style>
    <style:style style:name="P225" style:parent-style-name="Textbody" style:family="paragraph"/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P228" style:parent-style-name="Textbody" style:family="paragraph"/>
    <style:style style:name="P229" style:parent-style-name="Textbody" style:family="paragraph"/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Textbody" style:family="paragraph"/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Textbody" style:family="paragraph"/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Textbody" style:family="paragraph"/>
    <style:style style:name="P247" style:parent-style-name="Textbody" style:family="paragraph">
      <style:paragraph-properties fo:text-indent="0in"/>
    </style:style>
    <style:style style:name="P248" style:parent-style-name="Textbody" style:family="paragraph">
      <style:paragraph-properties fo:text-indent="0in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P251" style:parent-style-name="Textbody" style:family="paragraph">
      <style:paragraph-properties fo:text-indent="0in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ableColumn261" style:family="table-column">
      <style:table-column-properties style:column-width="1.318in"/>
    </style:style>
    <style:style style:name="TableColumn262" style:family="table-column">
      <style:table-column-properties style:column-width="1.4715in"/>
    </style:style>
    <style:style style:name="TableColumn263" style:family="table-column">
      <style:table-column-properties style:column-width="1.3187in"/>
    </style:style>
    <style:style style:name="TableColumn264" style:family="table-column">
      <style:table-column-properties style:column-width="1.4993in"/>
    </style:style>
    <style:style style:name="TableColumn265" style:family="table-column">
      <style:table-column-properties style:column-width="1.575in"/>
    </style:style>
    <style:style style:name="Table260" style:family="table">
      <style:table-properties style:width="7.1826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text-indent="0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text-indent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text-indent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text-indent="0in"/>
    </style:style>
    <style:style style:name="TableRow275" style:family="table-row">
      <style:table-row-properties/>
    </style:style>
    <style:style style:name="P276" style:parent-style-name="Textbody" style:family="paragraph">
      <style:paragraph-properties fo:text-indent="0in"/>
    </style:style>
    <style:style style:name="P277" style:parent-style-name="Textbody" style:family="paragraph">
      <style:paragraph-properties fo:text-indent="0in"/>
    </style:style>
    <style:style style:name="P278" style:parent-style-name="Textbody" style:family="paragraph">
      <style:paragraph-properties fo:text-indent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extbody" style:family="paragraph">
      <style:paragraph-properties fo:text-indent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text-indent="0i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text-indent="0in"/>
      <style:text-properties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extbody" style:family="paragraph">
      <style:paragraph-properties fo:text-indent="0in"/>
      <style:text-properties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extbody" style:family="paragraph">
      <style:paragraph-properties fo:text-indent="0in"/>
      <style:text-properties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Textbody" style:family="paragraph">
      <style:paragraph-properties fo:text-indent="0in"/>
      <style:text-properties fo:language="en" fo:country="US"/>
    </style:style>
    <style:style style:name="P292" style:parent-style-name="Textbody" style:family="paragraph">
      <style:paragraph-properties fo:text-indent="0in"/>
      <style:text-properties fo:language="en" fo:country="US"/>
    </style:style>
    <style:style style:name="P293" style:parent-style-name="Textbody" style:family="paragraph">
      <style:paragraph-properties fo:text-indent="0in"/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extbody" style:family="paragraph">
      <style:paragraph-properties fo:text-indent="0in"/>
      <style:text-properties fo:language="en" fo:country="US"/>
    </style:style>
    <style:style style:name="P296" style:parent-style-name="Textbody" style:family="paragraph">
      <style:paragraph-properties fo:text-indent="0in"/>
      <style:text-properties fo:language="en" fo:country="US"/>
    </style:style>
    <style:style style:name="P297" style:parent-style-name="Textbody" style:family="paragraph">
      <style:paragraph-properties fo:text-indent="0in"/>
      <style:text-properties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text-indent="0in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text-indent="0in"/>
      <style:text-properties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text-indent="0in"/>
      <style:text-properties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text-indent="0in"/>
      <style:text-properties fo:language="en" fo:country="US"/>
    </style:style>
    <style:style style:name="P307" style:parent-style-name="Textbody" style:family="paragraph">
      <style:paragraph-properties fo:text-indent="0in"/>
      <style:text-properties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extbody" style:family="paragraph">
      <style:paragraph-properties fo:text-indent="0in"/>
      <style:text-properties fo:language="en" fo:country="US"/>
    </style:style>
    <style:style style:name="P310" style:parent-style-name="Textbody" style:family="paragraph">
      <style:paragraph-properties fo:text-indent="0in"/>
      <style:text-properties fo:language="en" fo:country="US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text-indent="0in"/>
      <style:text-properties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Textbody" style:family="paragraph">
      <style:paragraph-properties fo:text-indent="0in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body" style:family="paragraph">
      <style:paragraph-properties fo:text-indent="0in"/>
      <style:text-properties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extbody" style:family="paragraph">
      <style:paragraph-properties fo:text-indent="0in"/>
      <style:text-properties fo:language="en" fo:country="US"/>
    </style:style>
    <style:style style:name="P320" style:parent-style-name="Textbody" style:family="paragraph">
      <style:paragraph-properties fo:text-indent="0in"/>
      <style:text-properties fo:language="en" fo:country="US"/>
    </style:style>
    <style:style style:name="P321" style:parent-style-name="Textbody" style:family="paragraph">
      <style:paragraph-properties fo:text-indent="0in"/>
      <style:text-properties fo:language="en" fo:country="US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body" style:family="paragraph">
      <style:paragraph-properties fo:text-indent="0in"/>
      <style:text-properties fo:language="en" fo:country="US"/>
    </style:style>
    <style:style style:name="P324" style:parent-style-name="Textbody" style:family="paragraph">
      <style:paragraph-properties fo:text-indent="0in"/>
      <style:text-properties fo:language="en" fo:country="US"/>
    </style:style>
    <style:style style:name="P325" style:parent-style-name="Textbody" style:family="paragraph">
      <style:paragraph-properties fo:text-indent="0in"/>
      <style:text-properties fo:language="en" fo:country="US"/>
    </style:style>
    <style:style style:name="P326" style:parent-style-name="Textbody" style:family="paragraph">
      <style:paragraph-properties fo:text-indent="0in"/>
      <style:text-properties fo:language="en" fo:country="US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fo:text-indent="0in"/>
      <style:text-properties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extbody" style:family="paragraph">
      <style:paragraph-properties fo:text-indent="0in"/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fo:text-indent="0in"/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extbody" style:family="paragraph">
      <style:paragraph-properties fo:text-indent="0in"/>
      <style:text-properties fo:language="en" fo:country="US"/>
    </style:style>
    <style:style style:name="P336" style:parent-style-name="Textbody" style:family="paragraph">
      <style:paragraph-properties fo:text-indent="0in"/>
      <style:text-properties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text-indent="0in"/>
      <style:text-properties fo:language="en" fo:country="US"/>
    </style:style>
    <style:style style:name="P339" style:parent-style-name="Textbody" style:family="paragraph">
      <style:paragraph-properties fo:text-indent="0in"/>
      <style:text-properties fo:language="en" fo:country="US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text-indent="0in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text-indent="0in"/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text-indent="0in"/>
      <style:text-properties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text-indent="0in"/>
      <style:text-properties fo:language="en" fo:country="US"/>
    </style:style>
    <style:style style:name="P349" style:parent-style-name="Textbody" style:family="paragraph">
      <style:paragraph-properties fo:text-indent="0in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extbody" style:family="paragraph">
      <style:paragraph-properties fo:text-indent="0in"/>
      <style:text-properties fo:language="en" fo:country="US"/>
    </style:style>
    <style:style style:name="P352" style:parent-style-name="Textbody" style:family="paragraph">
      <style:paragraph-properties fo:text-indent="0in"/>
      <style:text-properties fo:language="en" fo:country="US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text-indent="0in"/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extbody" style:family="paragraph">
      <style:paragraph-properties fo:text-indent="0in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text-indent="0in"/>
      <style:text-properties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text-indent="0in"/>
      <style:text-properties fo:language="en" fo:country="US"/>
    </style:style>
    <style:style style:name="P362" style:parent-style-name="Textbody" style:family="paragraph">
      <style:paragraph-properties fo:text-indent="0in"/>
      <style:text-properties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paragraph-properties fo:text-indent="0in"/>
      <style:text-properties fo:language="en" fo:country="US"/>
    </style:style>
    <style:style style:name="P365" style:parent-style-name="Textbody" style:family="paragraph">
      <style:paragraph-properties fo:text-indent="0in"/>
      <style:text-properties fo:language="en" fo:country="US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text-indent="0in"/>
      <style:text-properties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text-indent="0in"/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text-indent="0in"/>
      <style:text-properties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text-indent="0in"/>
      <style:text-properties fo:language="en" fo:country="US"/>
    </style:style>
    <style:style style:name="P375" style:parent-style-name="Textbody" style:family="paragraph">
      <style:paragraph-properties fo:text-indent="0in"/>
      <style:text-properties fo:language="en" fo:country="US"/>
    </style:style>
    <style:style style:name="P376" style:parent-style-name="Textbody" style:family="paragraph">
      <style:paragraph-properties fo:text-indent="0in"/>
      <style:text-properties fo:language="en" fo:country="US"/>
    </style:style>
    <style:style style:name="P377" style:parent-style-name="Textbody" style:family="paragraph">
      <style:paragraph-properties fo:text-indent="0in"/>
      <style:text-properties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text-indent="0in"/>
      <style:text-properties fo:language="en" fo:country="US"/>
    </style:style>
    <style:style style:name="P380" style:parent-style-name="Textbody" style:family="paragraph">
      <style:paragraph-properties fo:text-indent="0in"/>
      <style:text-properties fo:language="en" fo:country="US"/>
    </style:style>
    <style:style style:name="P381" style:parent-style-name="Textbody" style:family="paragraph">
      <style:paragraph-properties fo:text-indent="0in"/>
      <style:text-properties fo:language="en" fo:country="US"/>
    </style:style>
    <style:style style:name="P382" style:parent-style-name="Textbody" style:family="paragraph">
      <style:paragraph-properties fo:text-indent="0in"/>
      <style:text-properties fo:language="en" fo:country="US"/>
    </style:style>
    <style:style style:name="P383" style:parent-style-name="Textbody" style:family="paragraph">
      <style:paragraph-properties fo:text-indent="0in"/>
      <style:text-properties fo:language="en" fo:country="US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text-indent="0in"/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extbody" style:family="paragraph">
      <style:paragraph-properties fo:text-indent="0in"/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Textbody" style:family="paragraph">
      <style:paragraph-properties fo:text-indent="0in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text-indent="0in"/>
      <style:text-properties fo:language="en" fo:country="US"/>
    </style:style>
    <style:style style:name="P393" style:parent-style-name="Textbody" style:family="paragraph">
      <style:paragraph-properties fo:text-indent="0in"/>
      <style:text-properties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text-indent="0in"/>
      <style:text-properties fo:language="en" fo:country="US"/>
    </style:style>
    <style:style style:name="P396" style:parent-style-name="Textbody" style:family="paragraph">
      <style:paragraph-properties fo:text-indent="0in"/>
      <style:text-properties fo:language="en" fo:country="US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text-indent="0in"/>
      <style:text-properties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text-indent="0in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extbody" style:family="paragraph">
      <style:paragraph-properties fo:text-indent="0in"/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extbody" style:family="paragraph">
      <style:paragraph-properties fo:text-indent="0in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extbody" style:family="paragraph">
      <style:paragraph-properties fo:text-indent="0in"/>
      <style:text-properties fo:language="en" fo:country="US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text-indent="0in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text-indent="0in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text-indent="0in"/>
      <style:text-properties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text-indent="0in"/>
      <style:text-properties fo:language="en" fo:country="US"/>
    </style:style>
    <style:style style:name="P417" style:parent-style-name="Textbody" style:family="paragraph">
      <style:paragraph-properties fo:text-indent="0in"/>
      <style:text-properties fo:language="en" fo:country="US"/>
    </style:style>
    <style:style style:name="P418" style:parent-style-name="Textbody" style:family="paragraph">
      <style:paragraph-properties fo:text-indent="0in"/>
      <style:text-properties fo:language="en" fo:country="US"/>
    </style:style>
    <style:style style:name="P419" style:parent-style-name="Textbody" style:family="paragraph">
      <style:paragraph-properties fo:text-indent="0in"/>
      <style:text-properties fo:language="en" fo:country="US"/>
    </style:style>
    <style:style style:name="P420" style:parent-style-name="Textbody" style:family="paragraph">
      <style:paragraph-properties fo:text-indent="0in"/>
      <style:text-properties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text-indent="0in"/>
      <style:text-properties fo:language="en" fo:country="US"/>
    </style:style>
    <style:style style:name="P423" style:parent-style-name="Textbody" style:family="paragraph">
      <style:paragraph-properties fo:text-indent="0in"/>
      <style:text-properties fo:language="en" fo:country="US"/>
    </style:style>
    <style:style style:name="P424" style:parent-style-name="Textbody" style:family="paragraph">
      <style:paragraph-properties fo:text-indent="0in"/>
      <style:text-properties fo:language="en" fo:country="US"/>
    </style:style>
    <style:style style:name="P425" style:parent-style-name="Textbody" style:family="paragraph">
      <style:paragraph-properties fo:text-indent="0in"/>
      <style:text-properties fo:language="en" fo:country="US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extbody" style:family="paragraph">
      <style:paragraph-properties fo:text-indent="0in"/>
      <style:text-properties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paragraph-properties fo:text-indent="0in"/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paragraph-properties fo:text-indent="0in"/>
      <style:text-properties fo:language="en" fo:country="U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text-indent="0in"/>
      <style:text-properties fo:language="en" fo:country="US"/>
    </style:style>
    <style:style style:name="P435" style:parent-style-name="Textbody" style:family="paragraph">
      <style:paragraph-properties fo:text-indent="0in"/>
      <style:text-properties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text-indent="0in"/>
      <style:text-properties fo:language="en" fo:country="US"/>
    </style:style>
    <style:style style:name="P438" style:parent-style-name="Textbody" style:family="paragraph">
      <style:paragraph-properties fo:text-indent="0in"/>
      <style:text-properties fo:language="en" fo:country="US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fo:text-indent="0in"/>
      <style:text-properties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paragraph-properties fo:text-indent="0in"/>
      <style:text-properties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extbody" style:family="paragraph">
      <style:paragraph-properties fo:text-indent="0in"/>
      <style:text-properties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text-indent="0in"/>
      <style:text-properties fo:language="en" fo:country="US"/>
    </style:style>
    <style:style style:name="P448" style:parent-style-name="Textbody" style:family="paragraph">
      <style:paragraph-properties fo:text-indent="0in"/>
      <style:text-properties fo:language="en" fo:country="US"/>
    </style:style>
    <style:style style:name="P449" style:parent-style-name="Textbody" style:family="paragraph">
      <style:paragraph-properties fo:text-indent="0in"/>
      <style:text-properties fo:language="en" fo:country="US"/>
    </style:style>
    <style:style style:name="P450" style:parent-style-name="Textbody" style:family="paragraph">
      <style:paragraph-properties fo:text-indent="0in"/>
      <style:text-properties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text-indent="0in"/>
      <style:text-properties fo:language="en" fo:country="US"/>
    </style:style>
    <style:style style:name="P453" style:parent-style-name="Textbody" style:family="paragraph">
      <style:paragraph-properties fo:text-indent="0in"/>
      <style:text-properties fo:language="en" fo:country="US"/>
    </style:style>
    <style:style style:name="P454" style:parent-style-name="Textbody" style:family="paragraph">
      <style:paragraph-properties fo:text-indent="0in"/>
      <style:text-properties fo:language="en" fo:country="US"/>
    </style:style>
    <style:style style:name="P455" style:parent-style-name="Textbody" style:family="paragraph">
      <style:paragraph-properties fo:text-indent="0in"/>
      <style:text-properties fo:language="en" fo:country="US"/>
    </style:style>
    <style:style style:name="P456" style:parent-style-name="Textbody" style:family="paragraph">
      <style:paragraph-properties fo:text-indent="0in"/>
      <style:text-properties fo:language="en" fo:country="US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extbody" style:family="paragraph">
      <style:paragraph-properties fo:text-indent="0in"/>
      <style:text-properties fo:language="en" fo:country="U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text-indent="0in"/>
      <style:text-properties fo:language="en" fo:country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text-indent="0in"/>
      <style:text-properties fo:language="en" fo:country="U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extbody" style:family="paragraph">
      <style:paragraph-properties fo:text-indent="0in"/>
      <style:text-properties fo:language="en" fo:country="US"/>
    </style:style>
    <style:style style:name="P466" style:parent-style-name="Textbody" style:family="paragraph">
      <style:paragraph-properties fo:text-indent="0in"/>
      <style:text-properties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text-indent="0in"/>
      <style:text-properties fo:language="en" fo:country="US"/>
    </style:style>
    <style:style style:name="P469" style:parent-style-name="Textbody" style:family="paragraph">
      <style:paragraph-properties fo:text-indent="0in"/>
      <style:text-properties fo:language="en" fo:country="US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text-indent="0in"/>
      <style:text-properties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text-indent="0in"/>
      <style:text-properties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extbody" style:family="paragraph">
      <style:paragraph-properties fo:text-indent="0in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text-indent="0in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text-indent="0in"/>
      <style:text-properties fo:language="en" fo:country="US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extbody" style:family="paragraph">
      <style:paragraph-properties fo:text-indent="0in"/>
      <style:text-properties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extbody" style:family="paragraph">
      <style:paragraph-properties fo:text-indent="0in"/>
      <style:text-properties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extbody" style:family="paragraph">
      <style:paragraph-properties fo:text-indent="0in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text-indent="0in"/>
      <style:text-properties fo:language="en" fo:country="US"/>
    </style:style>
    <style:style style:name="P490" style:parent-style-name="Textbody" style:family="paragraph">
      <style:paragraph-properties fo:text-indent="0in"/>
      <style:text-properties fo:language="en" fo:country="US"/>
    </style:style>
    <style:style style:name="P491" style:parent-style-name="Textbody" style:family="paragraph">
      <style:paragraph-properties fo:text-indent="0in"/>
      <style:text-properties fo:language="en" fo:country="US"/>
    </style:style>
    <style:style style:name="P492" style:parent-style-name="Textbody" style:family="paragraph">
      <style:paragraph-properties fo:text-indent="0in"/>
      <style:text-properties fo:language="en" fo:country="US"/>
    </style:style>
    <style:style style:name="P493" style:parent-style-name="Textbody" style:family="paragraph">
      <style:paragraph-properties fo:text-indent="0in"/>
      <style:text-properties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extbody" style:family="paragraph">
      <style:paragraph-properties fo:text-indent="0in"/>
      <style:text-properties fo:language="en" fo:country="US"/>
    </style:style>
    <style:style style:name="P496" style:parent-style-name="Textbody" style:family="paragraph">
      <style:paragraph-properties fo:text-indent="0in"/>
      <style:text-properties fo:language="en" fo:country="US"/>
    </style:style>
    <style:style style:name="P497" style:parent-style-name="Textbody" style:family="paragraph">
      <style:paragraph-properties fo:text-indent="0in"/>
      <style:text-properties fo:language="en" fo:country="US"/>
    </style:style>
    <style:style style:name="P498" style:parent-style-name="Textbody" style:family="paragraph">
      <style:paragraph-properties fo:text-indent="0in"/>
      <style:text-properties fo:language="en" fo:country="US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extbody" style:family="paragraph">
      <style:paragraph-properties fo:text-indent="0in"/>
      <style:text-properties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paragraph-properties fo:text-indent="0in"/>
      <style:text-properties fo:language="en" fo:country="U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paragraph-properties fo:text-indent="0in"/>
      <style:text-properties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extbody" style:family="paragraph">
      <style:paragraph-properties fo:text-indent="0in"/>
      <style:text-properties fo:language="en" fo:country="US"/>
    </style:style>
    <style:style style:name="P508" style:parent-style-name="Textbody" style:family="paragraph">
      <style:paragraph-properties fo:text-indent="0in"/>
      <style:text-properties fo:language="en" fo:country="US"/>
    </style:style>
    <style:style style:name="P509" style:parent-style-name="Textbody" style:family="paragraph">
      <style:paragraph-properties fo:text-indent="0in"/>
      <style:text-properties fo:language="en" fo:country="US"/>
    </style:style>
    <style:style style:name="P510" style:parent-style-name="Textbody" style:family="paragraph">
      <style:paragraph-properties fo:text-indent="0in"/>
      <style:text-properties fo:language="en" fo:country="US"/>
    </style:style>
    <style:style style:name="P511" style:parent-style-name="Textbody" style:family="paragraph">
      <style:paragraph-properties fo:text-indent="0in"/>
      <style:text-properties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extbody" style:family="paragraph">
      <style:paragraph-properties fo:text-indent="0in"/>
      <style:text-properties fo:language="en" fo:country="US"/>
    </style:style>
    <style:style style:name="P514" style:parent-style-name="Textbody" style:family="paragraph">
      <style:paragraph-properties fo:text-indent="0in"/>
      <style:text-properties fo:language="en" fo:country="US"/>
    </style:style>
    <style:style style:name="P515" style:parent-style-name="Textbody" style:family="paragraph">
      <style:paragraph-properties fo:text-indent="0in"/>
      <style:text-properties fo:language="en" fo:country="US"/>
    </style:style>
    <style:style style:name="P516" style:parent-style-name="Textbody" style:family="paragraph">
      <style:paragraph-properties fo:text-indent="0in"/>
      <style:text-properties fo:language="en" fo:country="US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Textbody" style:family="paragraph">
      <style:paragraph-properties fo:text-indent="0in"/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extbody" style:family="paragraph">
      <style:paragraph-properties fo:text-indent="0in"/>
      <style:text-properties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extbody" style:family="paragraph">
      <style:paragraph-properties fo:text-indent="0in"/>
      <style:text-properties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text-indent="0in"/>
      <style:text-properties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fo:text-indent="0in"/>
      <style:text-properties fo:language="en" fo:country="US"/>
    </style:style>
    <style:style style:name="P52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529" style:parent-style-name="Textbody" style:family="paragraph">
      <style:paragraph-properties fo:text-indent="0in"/>
    </style:style>
    <style:style style:name="P530" style:parent-style-name="Заголовок1" style:family="paragraph">
      <style:paragraph-properties fo:break-before="page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39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4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41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42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43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44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45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46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49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5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51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52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53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56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57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P563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4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5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6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7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8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69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1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2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3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4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5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76" style:parent-style-name="Обычный" style:family="paragraph">
      <style:text-properties style:font-name="Courier New" style:font-name-complex="Courier New" fo:font-size="11pt" style:font-size-asian="11pt" style:font-size-complex="11pt" style:language-asian="ru" style:country-asian="RU" style:language-complex="ar" style:country-complex="SA"/>
    </style:style>
    <style:style style:name="P577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8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79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1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2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3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4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5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6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7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8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89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1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2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3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4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5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6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7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8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599" style:parent-style-name="Standard" style:family="paragraph">
      <style:text-properties fo:language="en" fo:country="US"/>
    </style:style>
    <style:style style:name="P600" style:parent-style-name="Обычный" style:family="paragraph">
      <style:text-properties style:font-name="Courier New" style:font-name-complex="Courier New" fo:font-size="11pt" style:font-size-asian="11pt" style:font-size-complex="11pt" fo:language="en" fo:country="US" style:language-asian="ru" style:country-asian="RU" style:language-complex="ar" style:country-complex="SA"/>
    </style:style>
    <style:style style:name="P601" style:parent-style-name="Обычный" style:family="paragraph">
      <style:text-properties fo:language="en" fo:country="US" style:language-asian="ru" style:country-asian="RU" style:language-complex="ar" style:country-complex="SA"/>
    </style:style>
    <style:style style:name="P602" style:parent-style-name="Листинг" style:family="paragraph">
      <style:text-properties fo:color="#FF0000" fo:language="en" fo:country="US"/>
    </style:style>
    <style:style style:name="P603" style:parent-style-name="Заголовок1" style:family="paragraph">
      <style:paragraph-properties fo:break-before="page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P60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1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6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21" style:parent-style-name="Textbody" style:family="paragraph">
      <style:text-properties style:font-name="Courier New" style:font-name-complex="Courier New" fo:font-size="11pt" style:font-size-asian="11pt" style:font-size-complex="11pt"/>
    </style:style>
    <style:style style:name="P622" style:parent-style-name="Textbody" style:family="paragraph">
      <style:text-properties style:font-name="Courier New" style:font-name-complex="Courier New" fo:font-size="11pt" style:font-size-asian="11pt" style:font-size-complex="11pt"/>
    </style:style>
    <style:style style:name="P623" style:parent-style-name="Textbody" style:family="paragraph">
      <style:text-properties style:font-name="Courier New" style:font-name-complex="Courier New" fo:font-size="11pt" style:font-size-asian="11pt" style:font-size-complex="11pt"/>
    </style:style>
    <style:style style:name="T6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2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2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2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0" style:parent-style-name="Textbody" style:family="paragraph">
      <style:paragraph-properties fo:text-indent="0.4916in"/>
      <style:text-properties style:font-name="Courier New" style:font-name-complex="Courier New" fo:font-size="11pt" style:font-size-asian="11pt" style:font-size-complex="11pt" fo:language="en" fo:country="US"/>
    </style:style>
    <style:style style:name="P65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7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86" style:parent-style-name="Textbody" style:family="paragraph">
      <style:paragraph-properties fo:text-align="start" fo:text-indent="0in"/>
    </style:style>
    <style:style style:name="T6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89" style:parent-style-name="Textbody" style:family="paragraph">
      <style:paragraph-properties fo:text-align="start" fo:text-indent="0in"/>
      <style:text-properties style:font-name="Courier New" style:font-name-complex="Courier New" fo:font-size="11pt" style:font-size-asian="11pt" style:font-size-complex="11pt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P695" style:parent-style-name="Textbody" style:family="paragraph">
      <style:paragraph-properties fo:text-indent="0.4916in"/>
      <style:text-properties style:font-name="Courier New" style:font-name-complex="Courier New" fo:font-size="11pt" style:font-size-asian="11pt" style:font-size-complex="11pt" fo:language="en" fo:country="US"/>
    </style:style>
    <style:style style:name="P69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9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9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9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0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7" style:parent-style-name="Textbody" style:family="paragraph">
      <style:paragraph-properties fo:text-indent="0.4916in"/>
      <style:text-properties style:font-name="Courier New" style:font-name-complex="Courier New" fo:font-size="11pt" style:font-size-asian="11pt" style:font-size-complex="11pt" fo:language="en" fo:country="US"/>
    </style:style>
    <style:style style:name="P74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4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5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6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7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85" style:parent-style-name="Textbody" style:family="paragraph">
      <style:paragraph-properties fo:text-align="start" fo:text-indent="0in"/>
    </style:style>
    <style:style style:name="T7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</text:span><text:span text:style-name="T20">Организация ЭВМ и систем</text:span><text:span text:style-name="T21">»</text:span></text:p>
      <text:p text:style-name="P22"><text:span text:style-name="T23">Тема:<text:s/></text:span><text:span text:style-name="T24">Трансляция, отладка и выполнение программ на языке Ассе</text:span><text:span text:style-name="T25">м</text:span><text:span text:style-name="T26">блера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<text:s/></text:span><text:span text:style-name="T40">0382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Сергеев Д.А,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Ефремов М.А.</text:p>
          </table:table-cell>
        </table:table-row>
      </table:table>
      <text:p text:style-name="P52"/>
      <text:p text:style-name="P53"/>
      <text:p text:style-name="P54">Санкт-Петербург</text:p>
      <text:p text:style-name="P55">2021</text:p>
      <text:soft-page-break/>
      <text:h text:style-name="P56" text:outline-level="2">Цель работы.</text:h>
      <text:p text:style-name="Textbody">Изучение трансляции,<text:s/>отладки и выполнения программ на языке Ассемблера.</text:p>
      <text:p text:style-name="Textbody"/>
      <text:h text:style-name="Заголовок2" text:outline-level="2">Задание.</text:h>
      <text:p text:style-name="Textbody">Часть 1<text:s/></text:p>
      <text:p text:style-name="Textbody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text:s/></text:p>
      <text:p text:style-name="P57">Выполняемые функцией действия и задаваемые ей параметры - следующие: - обеспечивается вывод на экран строки символов, заканчивающейся знаком "$";</text:p>
      <text:p text:style-name="P58"><text:s/>- требуется задание в регистре ah номера функции, равного 09h, а в регистре dx - смещения адреса выводимой строки;<text:s/></text:p>
      <text:p text:style-name="P59">- используется регистр ax и не сохраняется его содержимое.<text:s/></text:p>
      <text:p text:style-name="P60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text:s/></text:p>
      <text:p text:style-name="P61">3. Загрузить файл hello1.asm из каталога Задания в каталог Masm.<text:s/></text:p>
      <text:p text:style-name="P62">4. Протранслировать программу с помощью строки<text:s/></text:p>
      <text:p text:style-name="P63">&gt; masm hello1.asm<text:s/></text:p>
      <text:p text:style-name="P64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text:s/></text:p>
      <text:p text:style-name="P65">5. Скомпоновать загрузочный модуль с помощью строки<text:s/></text:p>
      <text:p text:style-name="P66">&gt; link hello1.obj<text:s/></text:p>
      <text:p text:style-name="P67">с созданием карты памяти и исполняемого файла hello1.exe.<text:s/></text:p>
      <text:p text:style-name="P68">6. Выполнить программу в автоматическом режиме путем набора строки<text:s/></text:p>
      <text:p text:style-name="P69">&gt; hello1.exe</text:p>
      <text:soft-page-break/>
      <text:p text:style-name="P70"><text:s/>убедиться в корректности ее работы и зафиксировать результат выполнения в протоколе.<text:s/></text:p>
      <text:p text:style-name="P71">7. Запустить выполнение программы под управлением отладчика с помощью команды<text:s/></text:p>
      <text:p text:style-name="P72">&gt; afd hello1.exe<text:s/></text:p>
      <text:p text:style-name="P73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</text:p>
      <text:p text:style-name="P74"/>
      <text:p text:style-name="P75">Часть 2<text:s/></text:p>
      <text:p text:style-name="P76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77"/>
      <text:h text:style-name="Заголовок2" text:outline-level="2">Выполнение работы.</text:h>
      <text:p text:style-name="Textbody">Часть 1.</text:p>
      <text:p text:style-name="Textbody"/>
      <text:list text:style-name="LFO3" text:continue-numbering="true">
        <text:list-item>
          <text:p text:style-name="P78">Был<text:s/>просмотрен<text:s/>код программы<text:s/><text:span text:style-name="T79">hello</text:span>1.<text:span text:style-name="T80">asm</text:span><text:s/>и разобрана работа каждой строчки в коде.</text:p>
        </text:list-item>
        <text:list-item>
          <text:p text:style-name="P81">Строка-приветствие преобразована в соответствии с личными данными.</text:p>
        </text:list-item>
        <text:list-item>
          <text:p text:style-name="P82">Была выполнена трансляция файла<text:s/><text:span text:style-name="T83">hello</text:span>1.<text:span text:style-name="T84">asm</text:span><text:s/>в<text:s/><text:span text:style-name="T85">hello</text:span>1.<text:span text:style-name="T86">obj</text:span>,<text:s/>также был создан файл диагностических ошибок (файл листинга)<text:s/><text:span text:style-name="T87">hello</text:span>1.<text:span text:style-name="T88">lst</text:span>.<text:s/>В ходе трансляции не было выявлено синтаксических ошибок.</text:p>
        </text:list-item>
        <text:list-item>
          <text:p text:style-name="P89">Была выполнена компоновка объектного файла<text:s/><text:span text:style-name="T90">hello</text:span>1.<text:span text:style-name="T91">obj</text:span><text:s/>в исполняемый файл<text:s/><text:span text:style-name="T92">hello</text:span>1.<text:span text:style-name="T93">exe</text:span><text:s/>с создание карты памяти<text:s/><text:span text:style-name="T94">hello</text:span>1.<text:span text:style-name="T95">map</text:span>.</text:p>
        </text:list-item>
        <text:list-item>
          <text:p text:style-name="P96">Файл<text:s/><text:span text:style-name="T97">hello</text:span>1.<text:span text:style-name="T98">exe</text:span><text:s/>был запущен в автоматическом режиме. На экран вывелась надпись: “Вас приветствует студент гр.0382 – Сергеев Д.А.”.</text:p>
        </text:list-item>
        <text:list-item>
          <text:p text:style-name="P99">Исполняемый файл был запущен при помощи отладчика и прогнан в пошаговом режиме. Результаты представлены в табл.1.</text:p>
        </text:list-item>
      </text:list>
      <text:p text:style-name="Textbody"/>
      <text:p text:style-name="P100">Таблица 1 – Результаты выполнения<text:s/><text:span text:style-name="T101">hello</text:span>1.<text:span text:style-name="T102">exe</text:span><text:s/>в отладчике.</text:p>
      <text:p text:style-name="P103">Начальные значения сегментных регистров:<text:s/>(<text:span text:style-name="T104">CS</text:span>)=1<text:span text:style-name="T105">A</text:span>05,<text:s/>(<text:span text:style-name="T106">DS</text:span>)=19<text:span text:style-name="T107">F</text:span>5,<text:s/>(<text:span text:style-name="T108">ES</text:span>)=19<text:span text:style-name="T109">F</text:span>5,<text:s/>(<text:span text:style-name="T110">SS</text:span>)=1<text:span text:style-name="T111">A</text:span>09.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 table:number-rows-spanned="2">
            <text:p text:style-name="P120">Адрес команды</text:p>
          </table:table-cell>
          <table:table-cell table:style-name="TableCell121" table:number-rows-spanned="2">
            <text:p text:style-name="P122">Символический код команды</text:p>
          </table:table-cell>
          <table:table-cell table:style-name="TableCell123" table:number-rows-spanned="2">
            <text:p text:style-name="P124">16-ричный код команды</text:p>
          </table:table-cell>
          <table:table-cell table:style-name="TableCell125" table:number-columns-spanned="2">
            <text:p text:style-name="P126">Содержимое регистров и ячеек памяти</text:p>
          </table:table-cell>
          <table:covered-table-cell/>
        </table:table-row>
        <table:table-row table:style-name="TableRow127">
          <table:covered-table-cell>
            <text:p text:style-name="P128"/>
          </table:covered-table-cell>
          <table:covered-table-cell>
            <text:p text:style-name="P129"/>
          </table:covered-table-cell>
          <table:covered-table-cell>
            <text:p text:style-name="P130"/>
          </table:covered-table-cell>
          <table:table-cell table:style-name="TableCell131">
            <text:p text:style-name="P132">До выполнения</text:p>
          </table:table-cell>
          <table:table-cell table:style-name="TableCell133">
            <text:p text:style-name="P134">После выполнения</text:p>
          </table:table-cell>
        </table:table-row>
        <table:table-row table:style-name="TableRow135">
          <table:table-cell table:style-name="TableCell136">
            <text:p text:style-name="P137">0010</text:p>
          </table:table-cell>
          <table:table-cell table:style-name="TableCell138">
            <text:p text:style-name="P139">MOV AX,1A07</text:p>
          </table:table-cell>
          <table:table-cell table:style-name="TableCell140">
            <text:p text:style-name="P141">B8071A</text:p>
          </table:table-cell>
          <table:table-cell table:style-name="TableCell142">
            <text:p text:style-name="P143">(AX)=0000</text:p>
            <text:p text:style-name="P144">(IP)=0010</text:p>
          </table:table-cell>
          <table:table-cell table:style-name="TableCell145">
            <text:p text:style-name="P146">(AX)=1A07</text:p>
            <text:p text:style-name="P147">(IP)=0013</text:p>
          </table:table-cell>
        </table:table-row>
        <table:table-row table:style-name="TableRow148">
          <table:table-cell table:style-name="TableCell149">
            <text:p text:style-name="P150">0013</text:p>
          </table:table-cell>
          <table:table-cell table:style-name="TableCell151">
            <text:p text:style-name="P152">MOV DS,AX</text:p>
          </table:table-cell>
          <table:table-cell table:style-name="TableCell153">
            <text:p text:style-name="P154">8ED8</text:p>
          </table:table-cell>
          <table:table-cell table:style-name="TableCell155">
            <text:p text:style-name="P156">(DS)=19F5</text:p>
            <text:p text:style-name="P157">(IP)=0013</text:p>
          </table:table-cell>
          <table:table-cell table:style-name="TableCell158">
            <text:p text:style-name="P159">(DS)=1A07</text:p>
            <text:p text:style-name="P160">(IP)=0015</text:p>
          </table:table-cell>
        </table:table-row>
        <table:table-row table:style-name="TableRow161">
          <table:table-cell table:style-name="TableCell162">
            <text:p text:style-name="P163">0015</text:p>
          </table:table-cell>
          <table:table-cell table:style-name="TableCell164">
            <text:p text:style-name="P165">MOV DX,0000</text:p>
          </table:table-cell>
          <table:table-cell table:style-name="TableCell166">
            <text:p text:style-name="P167">BA0000</text:p>
          </table:table-cell>
          <table:table-cell table:style-name="TableCell168">
            <text:p text:style-name="P169">(DX)=0000</text:p>
            <text:p text:style-name="P170">(IP)=0015</text:p>
          </table:table-cell>
          <table:table-cell table:style-name="TableCell171">
            <text:p text:style-name="P172">(DX)=0000</text:p>
            <text:p text:style-name="P173">(IP)=0018</text:p>
          </table:table-cell>
        </table:table-row>
        <table:table-row table:style-name="TableRow174">
          <table:table-cell table:style-name="TableCell175">
            <text:p text:style-name="P176">0018</text:p>
          </table:table-cell>
          <table:table-cell table:style-name="TableCell177">
            <text:p text:style-name="P178">MOV AH,09</text:p>
          </table:table-cell>
          <table:table-cell table:style-name="TableCell179">
            <text:p text:style-name="P180">B409</text:p>
          </table:table-cell>
          <table:table-cell table:style-name="TableCell181">
            <text:p text:style-name="P182">(AH)=1A</text:p>
            <text:p text:style-name="P183">(IP)=0018</text:p>
          </table:table-cell>
          <table:table-cell table:style-name="TableCell184">
            <text:p text:style-name="P185">(AH)=09</text:p>
            <text:p text:style-name="P186">(IP)=001A</text:p>
          </table:table-cell>
        </table:table-row>
        <table:table-row table:style-name="TableRow187">
          <table:table-cell table:style-name="TableCell188">
            <text:p text:style-name="P189">001A</text:p>
          </table:table-cell>
          <table:table-cell table:style-name="TableCell190">
            <text:p text:style-name="P191">INT 21</text:p>
          </table:table-cell>
          <table:table-cell table:style-name="TableCell192">
            <text:p text:style-name="P193">CD21</text:p>
          </table:table-cell>
          <table:table-cell table:style-name="TableCell194">
            <text:p text:style-name="P195">(IP)=001A</text:p>
          </table:table-cell>
          <table:table-cell table:style-name="TableCell196">
            <text:p text:style-name="P197">(IP)=001C</text:p>
          </table:table-cell>
        </table:table-row>
        <table:table-row table:style-name="TableRow198">
          <table:table-cell table:style-name="TableCell199">
            <text:p text:style-name="P200">001C</text:p>
          </table:table-cell>
          <table:table-cell table:style-name="TableCell201">
            <text:p text:style-name="P202">MOV AH,4C</text:p>
          </table:table-cell>
          <table:table-cell table:style-name="TableCell203">
            <text:p text:style-name="P204">B44C</text:p>
          </table:table-cell>
          <table:table-cell table:style-name="TableCell205">
            <text:p text:style-name="P206">(AH)=09</text:p>
            <text:p text:style-name="P207">(IP)=001C</text:p>
          </table:table-cell>
          <table:table-cell table:style-name="TableCell208">
            <text:p text:style-name="P209">(AH)=4C</text:p>
            <text:p text:style-name="P210">(IP)=001E</text:p>
          </table:table-cell>
        </table:table-row>
        <table:table-row table:style-name="TableRow211">
          <table:table-cell table:style-name="TableCell212">
            <text:p text:style-name="P213">001E</text:p>
          </table:table-cell>
          <table:table-cell table:style-name="TableCell214">
            <text:p text:style-name="P215">INT 21</text:p>
          </table:table-cell>
          <table:table-cell table:style-name="TableCell216">
            <text:p text:style-name="P217">CD21</text:p>
          </table:table-cell>
          <table:table-cell table:style-name="TableCell218">
            <text:p text:style-name="P219">(IP)=001E</text:p>
          </table:table-cell>
          <table:table-cell table:style-name="TableCell220">
            <text:p text:style-name="P221">(IP)=0010</text:p>
          </table:table-cell>
        </table:table-row>
      </table:table>
      <text:p text:style-name="P222"/>
      <text:p text:style-name="P223"><text:tab/>Часть 2.</text:p>
      <text:p text:style-name="P224"><text:tab/></text:p>
      <text:list text:style-name="LFO4" text:continue-numbering="true">
        <text:list-item>
          <text:p text:style-name="P225">Был просмотрен код программы<text:s/><text:span text:style-name="T226">hello</text:span>2.<text:span text:style-name="T227">asm</text:span><text:s/>и разобрана работа каждой строчки в коде.</text:p>
        </text:list-item>
        <text:list-item>
          <text:p text:style-name="P228">Строка-приветствие преобразована в соответствии с личными данными.</text:p>
        </text:list-item>
        <text:list-item>
          <text:p text:style-name="P229">Была выполнена трансляция файла<text:s/><text:span text:style-name="T230">hello</text:span>2.<text:span text:style-name="T231">asm</text:span><text:s/>в<text:s/><text:span text:style-name="T232">hello</text:span>2.<text:span text:style-name="T233">obj</text:span>,<text:s/>также был создан файл диагностических ошибок (файл листинга)<text:s/><text:span text:style-name="T234">hello</text:span>2.<text:span text:style-name="T235">lst</text:span>.<text:s/>В ходе трансляции не было выявлено синтаксических ошибок.</text:p>
        </text:list-item>
        <text:list-item>
          <text:p text:style-name="P236">Была выполнена компоновка объектного файла<text:s/><text:span text:style-name="T237">hello</text:span>2.<text:span text:style-name="T238">obj</text:span><text:s/>в исполняемый файл<text:s/><text:span text:style-name="T239">hello</text:span>2.<text:span text:style-name="T240">exe</text:span><text:s/>с создание карты памяти<text:s/><text:span text:style-name="T241">hello</text:span>2.<text:span text:style-name="T242">map</text:span>.</text:p>
        </text:list-item>
        <text:list-item>
          <text:p text:style-name="P243">Файл<text:s/><text:span text:style-name="T244">hello</text:span>2.<text:span text:style-name="T245">exe</text:span><text:s/>был запущен в автоматическом режиме. На экран вывелась надпись: “Вас приветствует студент гр.0382 – Сергеев Д.А.”.</text:p>
        </text:list-item>
        <text:list-item>
          <text:p text:style-name="P246">Исполняемый файл был запущен при помощи отладчика и прогнан в пошаговом режиме. Результаты представлены в табл.2.</text:p>
        </text:list-item>
      </text:list>
      <text:p text:style-name="P247"/>
      <text:p text:style-name="P248">Таблица 2 – Результаты выполнения<text:s/><text:span text:style-name="T249">hello</text:span>2.<text:span text:style-name="T250">exe</text:span><text:s/>в отладчике.</text:p>
      <text:p text:style-name="P251">Начальные значения сегментных регистров:<text:s/>(<text:span text:style-name="T252">CS</text:span>)=1<text:span text:style-name="T253">A</text:span>0B,<text:s/>(<text:span text:style-name="T254">DS</text:span>)=19<text:span text:style-name="T255">F</text:span>5,<text:s/>(<text:span text:style-name="T256">ES</text:span>)=19<text:span text:style-name="T257">F</text:span>5,<text:s/>(<text:span text:style-name="T258">SS</text:span>)=1<text:span text:style-name="T259">A</text:span>05.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 table:number-rows-spanned="2">
            <text:p text:style-name="P268">Адрес команды</text:p>
          </table:table-cell>
          <table:table-cell table:style-name="TableCell269" table:number-rows-spanned="2">
            <text:p text:style-name="P270">Символический код команды</text:p>
          </table:table-cell>
          <table:table-cell table:style-name="TableCell271" table:number-rows-spanned="2">
            <text:p text:style-name="P272">16-ричный код команды</text:p>
          </table:table-cell>
          <table:table-cell table:style-name="TableCell273" table:number-columns-spanned="2">
            <text:p text:style-name="P274">Содержимое регистров и ячеек памяти</text:p>
          </table:table-cell>
          <table:covered-table-cell/>
        </table:table-row>
        <table:table-row table:style-name="TableRow275">
          <table:covered-table-cell>
            <text:p text:style-name="P276"/>
          </table:covered-table-cell>
          <table:covered-table-cell>
            <text:p text:style-name="P277"/>
          </table:covered-table-cell>
          <table:covered-table-cell>
            <text:p text:style-name="P278"/>
          </table:covered-table-cell>
          <table:table-cell table:style-name="TableCell279">
            <text:p text:style-name="P280">До выполнения</text:p>
          </table:table-cell>
          <table:table-cell table:style-name="TableCell281">
            <text:p text:style-name="P282">После выполнения</text:p>
          </table:table-cell>
        </table:table-row>
        <table:table-row table:style-name="TableRow283">
          <table:table-cell table:style-name="TableCell284">
            <text:p text:style-name="P285">0005</text:p>
          </table:table-cell>
          <table:table-cell table:style-name="TableCell286">
            <text:p text:style-name="P287"><text:s/>PUSH DS</text:p>
          </table:table-cell>
          <table:table-cell table:style-name="TableCell288">
            <text:p text:style-name="P289">1E</text:p>
          </table:table-cell>
          <table:table-cell table:style-name="TableCell290">
            <text:p text:style-name="P291">(IP)=0005</text:p>
            <text:p text:style-name="P292">(SP)=0018</text:p>
            <text:p text:style-name="P293">STACK +0 0000</text:p>
          </table:table-cell>
          <table:table-cell table:style-name="TableCell294">
            <text:p text:style-name="P295">(IP)=0006</text:p>
            <text:p text:style-name="P296">(SP)=0016</text:p>
            <text:p text:style-name="P297">STACK +0 19F5</text:p>
          </table:table-cell>
        </table:table-row>
        <table:table-row table:style-name="TableRow298">
          <table:table-cell table:style-name="TableCell299">
            <text:p text:style-name="P300">0006</text:p>
          </table:table-cell>
          <table:table-cell table:style-name="TableCell301">
            <text:p text:style-name="P302">SUB AX,AX</text:p>
          </table:table-cell>
          <table:table-cell table:style-name="TableCell303">
            <text:p text:style-name="P304">2BC0</text:p>
          </table:table-cell>
          <table:table-cell table:style-name="TableCell305">
            <text:p text:style-name="P306">(IP)=0006</text:p>
            <text:p text:style-name="P307">(AX)=0000</text:p>
          </table:table-cell>
          <table:table-cell table:style-name="TableCell308">
            <text:p text:style-name="P309">(IP)=0008</text:p>
            <text:p text:style-name="P310">(AX)=0000</text:p>
          </table:table-cell>
        </table:table-row>
        <table:table-row table:style-name="TableRow311">
          <table:table-cell table:style-name="TableCell312">
            <text:p text:style-name="P313">0008</text:p>
          </table:table-cell>
          <table:table-cell table:style-name="TableCell314">
            <text:p text:style-name="P315">PUSH AX</text:p>
          </table:table-cell>
          <table:table-cell table:style-name="TableCell316">
            <text:p text:style-name="P317">50</text:p>
          </table:table-cell>
          <table:table-cell table:style-name="TableCell318">
            <text:p text:style-name="P319">(IP)=0008</text:p>
            <text:p text:style-name="P320">(SP)=0016</text:p>
            <text:p text:style-name="P321">STACK +0 19F5</text:p>
          </table:table-cell>
          <table:table-cell table:style-name="TableCell322">
            <text:p text:style-name="P323">(IP)=0009</text:p>
            <text:p text:style-name="P324">(SP)=0014</text:p>
            <text:p text:style-name="P325">STACK +0 0000</text:p>
            <text:p text:style-name="P326"><text:s text:c="14"/>+2 19F5</text:p>
          </table:table-cell>
        </table:table-row>
        <table:table-row table:style-name="TableRow327">
          <table:table-cell table:style-name="TableCell328">
            <text:p text:style-name="P329">0009</text:p>
          </table:table-cell>
          <table:table-cell table:style-name="TableCell330">
            <text:p text:style-name="P331">MOV AX,1A07</text:p>
          </table:table-cell>
          <table:table-cell table:style-name="TableCell332">
            <text:p text:style-name="P333">B8071A</text:p>
          </table:table-cell>
          <table:table-cell table:style-name="TableCell334">
            <text:p text:style-name="P335">(AX)=0000</text:p>
            <text:p text:style-name="P336">(IP)=0009</text:p>
          </table:table-cell>
          <table:table-cell table:style-name="TableCell337">
            <text:p text:style-name="P338">(AX)=1A07</text:p>
            <text:p text:style-name="P339">(IP)=000C</text:p>
          </table:table-cell>
        </table:table-row>
        <table:table-row table:style-name="TableRow340">
          <table:table-cell table:style-name="TableCell341">
            <text:p text:style-name="P342">000C</text:p>
          </table:table-cell>
          <table:table-cell table:style-name="TableCell343">
            <text:p text:style-name="P344">MOV DS,AX</text:p>
          </table:table-cell>
          <table:table-cell table:style-name="TableCell345">
            <text:p text:style-name="P346">8ED8</text:p>
          </table:table-cell>
          <table:table-cell table:style-name="TableCell347">
            <text:p text:style-name="P348">(DS)=19F5</text:p>
            <text:soft-page-break/>
            <text:p text:style-name="P349">(IP)=000C</text:p>
          </table:table-cell>
          <table:table-cell table:style-name="TableCell350">
            <text:p text:style-name="P351">(DS)=1A07</text:p>
            <text:soft-page-break/>
            <text:p text:style-name="P352">(IP)=000E</text:p>
          </table:table-cell>
        </table:table-row>
        <table:table-row table:style-name="TableRow353">
          <table:table-cell table:style-name="TableCell354">
            <text:p text:style-name="P355">000E</text:p>
          </table:table-cell>
          <table:table-cell table:style-name="TableCell356">
            <text:p text:style-name="P357">MOV DX,0000</text:p>
          </table:table-cell>
          <table:table-cell table:style-name="TableCell358">
            <text:p text:style-name="P359">BA0000</text:p>
          </table:table-cell>
          <table:table-cell table:style-name="TableCell360">
            <text:p text:style-name="P361">(DX)=0000</text:p>
            <text:p text:style-name="P362">(IP)=000E</text:p>
          </table:table-cell>
          <table:table-cell table:style-name="TableCell363">
            <text:p text:style-name="P364">(DX)=0000</text:p>
            <text:p text:style-name="P365">(IP)=0011</text:p>
          </table:table-cell>
        </table:table-row>
        <table:table-row table:style-name="TableRow366">
          <table:table-cell table:style-name="TableCell367">
            <text:p text:style-name="P368">0011</text:p>
          </table:table-cell>
          <table:table-cell table:style-name="TableCell369">
            <text:p text:style-name="P370">CALL 0000</text:p>
          </table:table-cell>
          <table:table-cell table:style-name="TableCell371">
            <text:p text:style-name="P372">E8ECFF</text:p>
          </table:table-cell>
          <table:table-cell table:style-name="TableCell373">
            <text:p text:style-name="P374">(IP)=0011</text:p>
            <text:p text:style-name="P375">(SP)=0014</text:p>
            <text:p text:style-name="P376">STACK +0 0000</text:p>
            <text:p text:style-name="P377"><text:s text:c="14"/>+2 19F5</text:p>
          </table:table-cell>
          <table:table-cell table:style-name="TableCell378">
            <text:p text:style-name="P379">(IP)=0000</text:p>
            <text:p text:style-name="P380">(SP)=0012</text:p>
            <text:p text:style-name="P381">STACK +0 0014</text:p>
            <text:p text:style-name="P382"><text:s text:c="14"/>+2 0000</text:p>
            <text:p text:style-name="P383"><text:s text:c="14"/>+4 19F5</text:p>
          </table:table-cell>
        </table:table-row>
        <table:table-row table:style-name="TableRow384">
          <table:table-cell table:style-name="TableCell385">
            <text:p text:style-name="P386">0000</text:p>
          </table:table-cell>
          <table:table-cell table:style-name="TableCell387">
            <text:p text:style-name="P388">MOV AH,09</text:p>
          </table:table-cell>
          <table:table-cell table:style-name="TableCell389">
            <text:p text:style-name="P390">B409</text:p>
          </table:table-cell>
          <table:table-cell table:style-name="TableCell391">
            <text:p text:style-name="P392">(AH)=1A</text:p>
            <text:p text:style-name="P393">(IP)=0000</text:p>
          </table:table-cell>
          <table:table-cell table:style-name="TableCell394">
            <text:p text:style-name="P395">(AH=09)</text:p>
            <text:p text:style-name="P396">(IP)=0002</text:p>
          </table:table-cell>
        </table:table-row>
        <table:table-row table:style-name="TableRow397">
          <table:table-cell table:style-name="TableCell398">
            <text:p text:style-name="P399">0002</text:p>
          </table:table-cell>
          <table:table-cell table:style-name="TableCell400">
            <text:p text:style-name="P401">INT 21</text:p>
          </table:table-cell>
          <table:table-cell table:style-name="TableCell402">
            <text:p text:style-name="P403">CD21</text:p>
          </table:table-cell>
          <table:table-cell table:style-name="TableCell404">
            <text:p text:style-name="P405">(IP)=0002</text:p>
          </table:table-cell>
          <table:table-cell table:style-name="TableCell406">
            <text:p text:style-name="P407">(IP)=0004</text:p>
          </table:table-cell>
        </table:table-row>
        <table:table-row table:style-name="TableRow408">
          <table:table-cell table:style-name="TableCell409">
            <text:p text:style-name="P410">0004</text:p>
          </table:table-cell>
          <table:table-cell table:style-name="TableCell411">
            <text:p text:style-name="P412">RET</text:p>
          </table:table-cell>
          <table:table-cell table:style-name="TableCell413">
            <text:p text:style-name="P414">C3</text:p>
          </table:table-cell>
          <table:table-cell table:style-name="TableCell415">
            <text:p text:style-name="P416">(IP)=0004</text:p>
            <text:p text:style-name="P417">(SP)=0012</text:p>
            <text:p text:style-name="P418">STACK +0 0014</text:p>
            <text:p text:style-name="P419"><text:s text:c="14"/>+2 0000</text:p>
            <text:p text:style-name="P420"><text:s text:c="14"/>+4 19F5</text:p>
          </table:table-cell>
          <table:table-cell table:style-name="TableCell421">
            <text:p text:style-name="P422">(IP)=0014</text:p>
            <text:p text:style-name="P423">(SP)=0014</text:p>
            <text:p text:style-name="P424">STACK +0 0000</text:p>
            <text:p text:style-name="P425"><text:s text:c="14"/>+2 19F5</text:p>
          </table:table-cell>
        </table:table-row>
        <table:table-row table:style-name="TableRow426">
          <table:table-cell table:style-name="TableCell427">
            <text:p text:style-name="P428">0014</text:p>
          </table:table-cell>
          <table:table-cell table:style-name="TableCell429">
            <text:p text:style-name="P430">MOV DX,0010</text:p>
          </table:table-cell>
          <table:table-cell table:style-name="TableCell431">
            <text:p text:style-name="P432">BA1000</text:p>
          </table:table-cell>
          <table:table-cell table:style-name="TableCell433">
            <text:p text:style-name="P434">(IP)=0014</text:p>
            <text:p text:style-name="P435">(DX)=0000</text:p>
          </table:table-cell>
          <table:table-cell table:style-name="TableCell436">
            <text:p text:style-name="P437">(IP)=0017</text:p>
            <text:p text:style-name="P438">(DX)=0010</text:p>
          </table:table-cell>
        </table:table-row>
        <table:table-row table:style-name="TableRow439">
          <table:table-cell table:style-name="TableCell440">
            <text:p text:style-name="P441">0017</text:p>
          </table:table-cell>
          <table:table-cell table:style-name="TableCell442">
            <text:p text:style-name="P443">CALL 0000</text:p>
          </table:table-cell>
          <table:table-cell table:style-name="TableCell444">
            <text:p text:style-name="P445">E8E6FF</text:p>
          </table:table-cell>
          <table:table-cell table:style-name="TableCell446">
            <text:p text:style-name="P447">(IP)=0017</text:p>
            <text:p text:style-name="P448">(SP)=0014</text:p>
            <text:p text:style-name="P449">STACK +0 0000</text:p>
            <text:p text:style-name="P450"><text:s text:c="14"/>+2 19F5</text:p>
          </table:table-cell>
          <table:table-cell table:style-name="TableCell451">
            <text:p text:style-name="P452">(IP)=0000</text:p>
            <text:p text:style-name="P453">(SP)=0012</text:p>
            <text:p text:style-name="P454">STACK +0 001A</text:p>
            <text:p text:style-name="P455"><text:s text:c="14"/>+2 0000</text:p>
            <text:p text:style-name="P456"><text:s text:c="14"/>+4 19F5</text:p>
          </table:table-cell>
        </table:table-row>
        <table:table-row table:style-name="TableRow457">
          <table:table-cell table:style-name="TableCell458">
            <text:p text:style-name="P459">0000</text:p>
          </table:table-cell>
          <table:table-cell table:style-name="TableCell460">
            <text:p text:style-name="P461">MOV AH,09</text:p>
          </table:table-cell>
          <table:table-cell table:style-name="TableCell462">
            <text:p text:style-name="P463">B409</text:p>
          </table:table-cell>
          <table:table-cell table:style-name="TableCell464">
            <text:p text:style-name="P465">(AH)=1A</text:p>
            <text:p text:style-name="P466">(IP)=0000</text:p>
          </table:table-cell>
          <table:table-cell table:style-name="TableCell467">
            <text:p text:style-name="P468">(AH=09)</text:p>
            <text:p text:style-name="P469">(IP)=0002</text:p>
          </table:table-cell>
        </table:table-row>
        <table:table-row table:style-name="TableRow470">
          <table:table-cell table:style-name="TableCell471">
            <text:p text:style-name="P472">0002</text:p>
          </table:table-cell>
          <table:table-cell table:style-name="TableCell473">
            <text:p text:style-name="P474">INT 21</text:p>
          </table:table-cell>
          <table:table-cell table:style-name="TableCell475">
            <text:p text:style-name="P476">CD21</text:p>
          </table:table-cell>
          <table:table-cell table:style-name="TableCell477">
            <text:p text:style-name="P478">(IP)=0002</text:p>
          </table:table-cell>
          <table:table-cell table:style-name="TableCell479">
            <text:p text:style-name="P480">(IP)=0004</text:p>
          </table:table-cell>
        </table:table-row>
        <table:table-row table:style-name="TableRow481">
          <table:table-cell table:style-name="TableCell482">
            <text:p text:style-name="P483">0004</text:p>
          </table:table-cell>
          <table:table-cell table:style-name="TableCell484">
            <text:p text:style-name="P485">RET</text:p>
          </table:table-cell>
          <table:table-cell table:style-name="TableCell486">
            <text:p text:style-name="P487">C3</text:p>
          </table:table-cell>
          <table:table-cell table:style-name="TableCell488">
            <text:p text:style-name="P489">(IP)=0004</text:p>
            <text:p text:style-name="P490">(SP)=0012</text:p>
            <text:p text:style-name="P491">STACK +0 001A</text:p>
            <text:soft-page-break/>
            <text:p text:style-name="P492"><text:s text:c="14"/>+2 0000</text:p>
            <text:p text:style-name="P493"><text:s text:c="14"/>+4 19F5</text:p>
          </table:table-cell>
          <table:table-cell table:style-name="TableCell494">
            <text:p text:style-name="P495">(IP)=001A</text:p>
            <text:p text:style-name="P496">(SP)=0014</text:p>
            <text:p text:style-name="P497">STACK +0 0000</text:p>
            <text:soft-page-break/>
            <text:p text:style-name="P498"><text:s text:c="14"/>+2 19F5</text:p>
          </table:table-cell>
        </table:table-row>
        <table:table-row table:style-name="TableRow499">
          <table:table-cell table:style-name="TableCell500">
            <text:p text:style-name="P501">001A</text:p>
          </table:table-cell>
          <table:table-cell table:style-name="TableCell502">
            <text:p text:style-name="P503">RET FAR</text:p>
          </table:table-cell>
          <table:table-cell table:style-name="TableCell504">
            <text:p text:style-name="P505">CB</text:p>
          </table:table-cell>
          <table:table-cell table:style-name="TableCell506">
            <text:p text:style-name="P507">(IP)=0001A</text:p>
            <text:p text:style-name="P508">(SP)=0014</text:p>
            <text:p text:style-name="P509">(CS)=1A0B</text:p>
            <text:p text:style-name="P510">STACK +0 0000</text:p>
            <text:p text:style-name="P511"><text:s text:c="14"/>+2 19F5</text:p>
          </table:table-cell>
          <table:table-cell table:style-name="TableCell512">
            <text:p text:style-name="P513">(IP)=0000</text:p>
            <text:p text:style-name="P514">(SP)=0018</text:p>
            <text:p text:style-name="P515">(CS)=19F5</text:p>
            <text:p text:style-name="P516">STACK +0 0000</text:p>
          </table:table-cell>
        </table:table-row>
        <table:table-row table:style-name="TableRow517">
          <table:table-cell table:style-name="TableCell518">
            <text:p text:style-name="P519">0000</text:p>
          </table:table-cell>
          <table:table-cell table:style-name="TableCell520">
            <text:p text:style-name="P521">INT 20</text:p>
          </table:table-cell>
          <table:table-cell table:style-name="TableCell522">
            <text:p text:style-name="P523">CD20</text:p>
          </table:table-cell>
          <table:table-cell table:style-name="TableCell524">
            <text:p text:style-name="P525">(IP)=0000</text:p>
          </table:table-cell>
          <table:table-cell table:style-name="TableCell526">
            <text:p text:style-name="P527">(IP)=0005</text:p>
          </table:table-cell>
        </table:table-row>
      </table:table>
      <text:p text:style-name="P528"/>
      <text:h text:style-name="Заголовок2" text:outline-level="2">Выводы.</text:h>
      <text:p text:style-name="P529"><text:tab/>Были изучены основы синтаксиса языка ассемблера,<text:s/>а также процесс <text:s/>трансляции,<text:s/>компоновки,<text:s/>отладки и запуска кода программы.</text:p>
      <text:soft-page-break/>
      <text:h text:style-name="P530" text:outline-level="1">Приложение А<text:line-break/>Исходный код программы</text:h>
      <text:p text:style-name="Standard">Название<text:span text:style-name="T531"><text:s/></text:span>файла<text:span text:style-name="T532">:<text:s/></text:span><text:span text:style-name="T533">hello</text:span><text:span text:style-name="T534">1</text:span><text:span text:style-name="T535">.</text:span><text:span text:style-name="T536">asm</text:span></text:p>
      <text:p text:style-name="Обычный"><text:span text:style-name="T537">   </text:span><text:span text:style-name="T538">DOSSEG                                      </text:span></text:p>
      <text:p text:style-name="P539">   .MODEL  SMALL                             </text:p>
      <text:p text:style-name="P540">   .STACK  100h                               </text:p>
      <text:p text:style-name="P541">   .DATA                                       </text:p>
      <text:p text:style-name="P542">Greeting LABEL BYTE </text:p>
      <text:p text:style-name="P543">DB 'Вас привествует студент гр.0382 - Сергеев Д.А.!!!','$' </text:p>
      <text:p text:style-name="P544">   .CODE                                </text:p>
      <text:p text:style-name="P545">   mov  ax, @data                        </text:p>
      <text:p text:style-name="P546">   mov  ds, ax                           </text:p>
      <text:p text:style-name="Обычный"><text:span text:style-name="T547">   </text:span><text:span text:style-name="T548">mov  dx, OFFSET Greeting             </text:span></text:p>
      <text:p text:style-name="P549">                                        </text:p>
      <text:p text:style-name="P550">DisplayGreeting:</text:p>
      <text:p text:style-name="P551">   mov  ah, 9                            </text:p>
      <text:p text:style-name="P552">   int  21h                             </text:p>
      <text:p text:style-name="P553">   mov  ah, 4ch                          </text:p>
      <text:p text:style-name="Обычный"><text:span text:style-name="T554">   </text:span><text:span text:style-name="T555">int  21h                             </text:span></text:p>
      <text:p text:style-name="P556">   END</text:p>
      <text:p text:style-name="P557"/>
      <text:p text:style-name="Standard">Название<text:span text:style-name="T558"><text:s/></text:span>файла<text:span text:style-name="T559">:<text:s/></text:span><text:span text:style-name="T560">hello2</text:span><text:span text:style-name="T561">.</text:span><text:span text:style-name="T562">asm</text:span></text:p>
      <text:p text:style-name="P563">EOFLine  EQU  '$'        </text:p>
      <text:p text:style-name="P564"/>
      <text:p text:style-name="P565">ASSUME CS:CODE, SS:AStack</text:p>
      <text:p text:style-name="P566"/>
      <text:p text:style-name="P567">AStack    SEGMENT  STACK</text:p>
      <text:p text:style-name="P568">          DW 12 DUP('!')</text:p>
      <text:p text:style-name="P569">AStack    ENDS</text:p>
      <text:p text:style-name="P570"/>
      <text:p text:style-name="P571">DATA      SEGMENT</text:p>
      <text:p text:style-name="P572"/>
      <text:p text:style-name="P573">HELLO     DB 'Hello Worlds!', 0AH, 0DH,EOFLine</text:p>
      <text:p text:style-name="P574">GREETING  DB 'Student from 0382 - Sergeev D.A. $'</text:p>
      <text:p text:style-name="P575">DATA      ENDS</text:p>
      <text:p text:style-name="P576"/>
      <text:p text:style-name="P577">CODE      SEGMENT</text:p>
      <text:p text:style-name="P578">WriteMsg  PROC  NEAR</text:p>
      <text:p text:style-name="P579">          mov   AH,9</text:p>
      <text:p text:style-name="P580">          int   21h </text:p>
      <text:p text:style-name="P581">          ret</text:p>
      <text:p text:style-name="P582">WriteMsg  ENDP</text:p>
      <text:p text:style-name="P583"/>
      <text:p text:style-name="P584">Main      PROC  FAR</text:p>
      <text:p text:style-name="P585">          push  DS      </text:p>
      <text:p text:style-name="P586">          sub   AX,AX</text:p>
      <text:p text:style-name="P587">          push  AX</text:p>
      <text:p text:style-name="P588">          mov   AX,DATA            </text:p>
      <text:p text:style-name="P589">          mov   DS,AX               </text:p>
      <text:p text:style-name="P590">          mov   DX, OFFSET HELLO   </text:p>
      <text:p text:style-name="P591">          call  WriteMsg           </text:p>
      <text:p text:style-name="P592">          mov   DX, OFFSET GREETING</text:p>
      <text:p text:style-name="P593">          call  WriteMsg            </text:p>
      <text:p text:style-name="P594">          ret               </text:p>
      <text:p text:style-name="P595"/>
      <text:p text:style-name="P596">Main      ENDP</text:p>
      <text:p text:style-name="P597">CODE      ENDS</text:p>
      <text:p text:style-name="P598">          END Main</text:p>
      <text:p text:style-name="P599"/>
      <text:p text:style-name="P600"/>
      <text:p text:style-name="P601"/>
      <text:p text:style-name="P602"/>
      <text:soft-page-break/>
      <text:h text:style-name="P603" text:outline-level="1">Приложение Б<text:line-break/>Файлы диагностических сообщений</text:h>
      <text:p text:style-name="Standard">Название<text:span text:style-name="T604"><text:s/></text:span>файла<text:span text:style-name="T605">:<text:s/></text:span><text:span text:style-name="T606">hello</text:span><text:span text:style-name="T607">1.</text:span><text:span text:style-name="T608">lst</text:span></text:p>
      <text:p text:style-name="P609">Microsoft (R) Macro Assembler Version 5.10 <text:s text:c="17"/>9/13/21 22:47:22</text:p>
      <text:p text:style-name="P610"><text:s text:c="61"/>Page <text:s text:c="4"/>1-1</text:p>
      <text:p text:style-name="P611"/>
      <text:p text:style-name="P612"/>
      <text:p text:style-name="P613"><text:tab/><text:tab/><text:tab/><text:tab/><text:s text:c="3"/>DOSSEG <text:s text:c="37"/></text:p>
      <text:p text:style-name="P614"><text:tab/><text:tab/><text:tab/><text:tab/><text:s text:c="3"/>.MODEL <text:s/>SMALL <text:s text:c="28"/></text:p>
      <text:p text:style-name="P615"><text:tab/><text:tab/><text:tab/><text:tab/><text:s text:c="3"/>.STACK <text:s/>100h <text:s text:c="30"/></text:p>
      <text:p text:style-name="Textbody"><text:span text:style-name="T616"><text:tab/></text:span><text:span text:style-name="T617"><text:tab/></text:span><text:span text:style-name="T618"><text:tab/></text:span><text:span text:style-name="T619"><text:tab/><text:s text:c="3"/></text:span><text:span text:style-name="T620">.DATA <text:s text:c="38"/></text:span></text:p>
      <text:p text:style-name="P621"><text:s/>0000<text:tab/><text:tab/><text:tab/><text:tab/>Greeting LABEL BYTE<text:s/></text:p>
      <text:p text:style-name="P622"><text:s/>0000 <text:s/>D0 92 D0 B0 D1 81<text:tab/>DB 'Вас привествует студент</text:p>
      <text:p text:style-name="P623"><text:tab/><text:tab/><text:tab/><text:tab/>- гр.0382 - Сергеев Д.А.!!!','$'<text:s/></text:p>
      <text:p text:style-name="Textbody"><text:span text:style-name="T624"><text:s text:c="7"/></text:span><text:span text:style-name="T625">20 D0 BF D1 80 D0</text:span><text:span text:style-name="T626"><text:tab/></text:span></text:p>
      <text:p text:style-name="P627"><text:s text:c="7"/>B8 D0 B2 D0 B5 D1<text:tab/></text:p>
      <text:p text:style-name="P628"><text:s text:c="7"/>81 D1 82 D0 B2 D1<text:tab/></text:p>
      <text:p text:style-name="P629"><text:s text:c="7"/>83 D0 B5 D1 82 20<text:tab/></text:p>
      <text:p text:style-name="P630"><text:s text:c="7"/>D1 81 D1 82 D1 83<text:tab/></text:p>
      <text:p text:style-name="P631"><text:s text:c="7"/>D0 B4 D0 B5 D0 BD<text:tab/></text:p>
      <text:p text:style-name="P632"><text:s text:c="7"/>D1 82 20 D0 B3 D1<text:tab/></text:p>
      <text:p text:style-name="P633"><text:s text:c="7"/>80 2E 30 33 38 32<text:tab/></text:p>
      <text:p text:style-name="P634"><text:s text:c="7"/>20 2D 20 D0 A1 D0<text:tab/></text:p>
      <text:p text:style-name="P635"><text:s text:c="7"/>B5 D1 80 D0 B3 D0<text:tab/></text:p>
      <text:p text:style-name="P636"><text:s text:c="7"/>B5 D0 B5 D0 B2 20<text:tab/></text:p>
      <text:p text:style-name="P637"><text:s text:c="7"/>D0 94 2E D0 90 2E<text:tab/></text:p>
      <text:p text:style-name="P638"><text:s text:c="7"/>21 21 21 24<text:tab/><text:tab/></text:p>
      <text:p text:style-name="P639"><text:tab/><text:tab/><text:tab/><text:tab/><text:s text:c="3"/>.CODE <text:s text:c="31"/></text:p>
      <text:p text:style-name="P640"><text:s/>0000 <text:s/>B8 ---- R<text:tab/><text:tab/><text:s text:c="3"/>mov <text:s/>ax, @data <text:s text:c="23"/></text:p>
      <text:p text:style-name="P641"><text:s/>0003 <text:s/>8E D8<text:tab/><text:tab/><text:tab/><text:s text:c="3"/>mov <text:s/>ds, ax <text:s text:c="26"/></text:p>
      <text:p text:style-name="P642"><text:s/>0005 <text:s/>BA 0000 R<text:tab/><text:tab/><text:s text:c="3"/>mov <text:s/>dx, OFFSET Greeting <text:s text:c="12"/></text:p>
      <text:p text:style-name="P643"><text:tab/><text:tab/><text:tab/><text:tab/><text:s text:c="40"/></text:p>
      <text:p text:style-name="P644"><text:s/>0008<text:tab/><text:tab/><text:tab/><text:tab/>DisplayGreeting:</text:p>
      <text:p text:style-name="P645"><text:s/>0008 <text:s/>B4 09<text:tab/><text:tab/><text:tab/><text:s text:c="3"/>mov <text:s/>ah, 9 <text:s text:c="27"/></text:p>
      <text:p text:style-name="P646"><text:s/>000A <text:s/>CD 21<text:tab/><text:tab/><text:tab/><text:s text:c="3"/>int <text:s/>21h <text:s text:c="28"/></text:p>
      <text:p text:style-name="P647"><text:s/>000C <text:s/>B4 4C<text:tab/><text:tab/><text:tab/><text:s text:c="3"/>mov <text:s/>ah, 4ch <text:s text:c="25"/></text:p>
      <text:soft-page-break/>
      <text:p text:style-name="P648"><text:s/>000E <text:s/>CD 21<text:tab/><text:tab/><text:tab/><text:s text:c="3"/>int <text:s/>21h <text:s text:c="28"/></text:p>
      <text:p text:style-name="P649"><text:tab/><text:tab/><text:tab/><text:tab/><text:s text:c="3"/>END</text:p>
      <text:p text:style-name="P650">Microsoft (R) Macro Assembler Version 5.10 <text:s text:c="17"/>9/13/21 22:47:22</text:p>
      <text:p text:style-name="P651"><text:s text:c="61"/>Symbols-1</text:p>
      <text:p text:style-name="P652"/>
      <text:p text:style-name="P653"/>
      <text:p text:style-name="P654">Segments and Groups:</text:p>
      <text:p text:style-name="P655"/>
      <text:p text:style-name="P656"><text:s text:c="16"/>N a m e <text:s text:c="8"/><text:tab/>Length<text:tab/><text:s/>Align<text:tab/>Combine Class</text:p>
      <text:p text:style-name="P657"/>
      <text:p text:style-name="P658">DGROUP . . . . . . . . . . . . . <text:s/><text:tab/>GROUP</text:p>
      <text:p text:style-name="P659"><text:s text:c="2"/>_DATA <text:s/>. . . . . . . . . . . . <text:s/><text:tab/>0052<text:tab/>WORD<text:tab/>PUBLIC<text:tab/>'DATA'</text:p>
      <text:p text:style-name="P660"><text:s text:c="2"/>STACK <text:s/>. . . . . . . . . . . . <text:s/><text:tab/>0100<text:tab/>PARA<text:tab/>STACK<text:tab/>'STACK'</text:p>
      <text:p text:style-name="P661">_TEXT <text:s/>. . . . . . . . . . . . . <text:s/><text:tab/>0010<text:tab/>WORD<text:tab/>PUBLIC<text:tab/>'CODE'</text:p>
      <text:p text:style-name="P662"/>
      <text:p text:style-name="P663">Symbols: <text:s text:c="11"/></text:p>
      <text:p text:style-name="P664"/>
      <text:p text:style-name="P665"><text:s text:c="16"/>N a m e <text:s text:c="8"/><text:tab/>Type<text:tab/><text:s/>Value<text:tab/><text:s/>Attr</text:p>
      <text:p text:style-name="P666"/>
      <text:p text:style-name="P667">DISPLAYGREETING <text:s/>. . . . . . . . <text:s/><text:tab/>L NEAR<text:tab/>0008<text:tab/>_TEXT</text:p>
      <text:p text:style-name="P668"/>
      <text:p text:style-name="P669">GREETING . . . . . . . . . . . . <text:s/><text:tab/>L BYTE<text:tab/>0000<text:tab/>_DATA</text:p>
      <text:p text:style-name="P670"/>
      <text:p text:style-name="P671">@CODE <text:s/>. . . . . . . . . . . . . <text:s/><text:tab/>TEXT <text:s/>_TEXT<text:tab/><text:tab/></text:p>
      <text:p text:style-name="P672">@CODESIZE <text:s/>. . . . . . . . . . . <text:s/><text:tab/>TEXT <text:s/>0<text:tab/><text:tab/></text:p>
      <text:p text:style-name="P673">@CPU . . . . . . . . . . . . . . <text:s/><text:tab/>TEXT <text:s/>0101h<text:tab/><text:tab/></text:p>
      <text:p text:style-name="P674">@DATASIZE <text:s/>. . . . . . . . . . . <text:s/><text:tab/>TEXT <text:s/>0<text:tab/><text:tab/></text:p>
      <text:p text:style-name="P675">@FILENAME <text:s/>. . . . . . . . . . . <text:s/><text:tab/>TEXT <text:s/>HELLO1<text:tab/><text:tab/></text:p>
      <text:p text:style-name="P676">@VERSION . . . . . . . . . . . . <text:s/><text:tab/>TEXT <text:s/>510<text:tab/><text:tab/></text:p>
      <text:p text:style-name="P677"/>
      <text:p text:style-name="P678"/>
      <text:p text:style-name="P679"><text:s text:c="5"/>17 Source <text:s/>Lines</text:p>
      <text:p text:style-name="P680"><text:s text:c="5"/>17 Total <text:s text:c="2"/>Lines</text:p>
      <text:p text:style-name="P681"><text:s text:c="5"/>19 Symbols</text:p>
      <text:p text:style-name="P682"/>
      <text:p text:style-name="P683"><text:s text:c="2"/>47994 + 463361 Bytes symbol space free</text:p>
      <text:p text:style-name="P684"/>
      <text:soft-page-break/>
      <text:p text:style-name="P685"><text:s/>0 Warning Errors</text:p>
      <text:p text:style-name="P686"><text:span text:style-name="T687"><text:s text:c="6"/></text:span><text:span text:style-name="T688">0 Severe <text:s/>Errors</text:span></text:p>
      <text:p text:style-name="P689"/>
      <text:p text:style-name="Standard">Название<text:span text:style-name="T690"><text:s/></text:span>файла<text:span text:style-name="T691">:<text:s/></text:span><text:span text:style-name="T692">hello2</text:span><text:span text:style-name="T693">.</text:span><text:span text:style-name="T694">lst</text:span></text:p>
      <text:p text:style-name="P695">Microsoft (R) Macro Assembler Version 5.10 <text:s text:c="17"/>9/13/21 22:16:23</text:p>
      <text:p text:style-name="P696"><text:s text:c="61"/>Page <text:s text:c="4"/>1-1</text:p>
      <text:p text:style-name="P697"/>
      <text:p text:style-name="P698"/>
      <text:p text:style-name="P699"><text:s/>= 0024<text:tab/><text:tab/><text:tab/><text:tab/>EOFLine <text:s/>EQU <text:s/>'$' <text:s text:c="7"/></text:p>
      <text:p text:style-name="P700"><text:tab/><text:tab/><text:tab/><text:tab/></text:p>
      <text:p text:style-name="P701"><text:tab/><text:tab/><text:tab/><text:tab/>ASSUME CS:CODE, SS:AStack</text:p>
      <text:p text:style-name="P702"><text:tab/><text:tab/><text:tab/><text:tab/></text:p>
      <text:p text:style-name="P703"><text:s/>0000<text:tab/><text:tab/><text:tab/><text:tab/>AStack <text:s text:c="3"/>SEGMENT <text:s/>STACK</text:p>
      <text:p text:style-name="P704"><text:s/>0000 <text:s/>000C[<text:tab/><text:tab/><text:tab/><text:s text:c="10"/>DW 12 DUP('!')</text:p>
      <text:p text:style-name="P705"><text:tab/><text:s text:c="3"/>0021<text:tab/><text:tab/><text:tab/></text:p>
      <text:p text:style-name="P706"><text:tab/><text:tab/><text:tab/><text:s/>]<text:tab/></text:p>
      <text:p text:style-name="P707"><text:tab/><text:tab/><text:tab/><text:tab/></text:p>
      <text:p text:style-name="P708"><text:s/>0018<text:tab/><text:tab/><text:tab/><text:tab/>AStack <text:s text:c="3"/>ENDS</text:p>
      <text:p text:style-name="P709"><text:tab/><text:tab/><text:tab/><text:tab/></text:p>
      <text:p text:style-name="P710"><text:tab/><text:tab/><text:tab/><text:tab/></text:p>
      <text:p text:style-name="P711"><text:s/>0000<text:tab/><text:tab/><text:tab/><text:tab/>DATA <text:s text:c="5"/>SEGMENT</text:p>
      <text:p text:style-name="P712"><text:tab/><text:tab/><text:tab/><text:tab/></text:p>
      <text:p text:style-name="P713"><text:s/>0000 <text:s/>48 65 6C 6C 6F 20<text:tab/>HELLO <text:s text:c="4"/>DB 'Hello Worlds!', 0AH, 0DH,EOFLine</text:p>
      <text:p text:style-name="P714"><text:s text:c="7"/>57 6F 72 6C 64 73<text:tab/></text:p>
      <text:p text:style-name="P715"><text:s text:c="7"/>21 0A 0D 24<text:tab/><text:tab/></text:p>
      <text:p text:style-name="P716"><text:s/>0010 <text:s/>53 74 75 64 65 6E<text:tab/>GREETING <text:s/>DB 'Student from 0382 - Sergeev D.A.<text:s/></text:p>
      <text:p text:style-name="P717"><text:tab/><text:tab/><text:tab/><text:tab/>$'</text:p>
      <text:p text:style-name="P718"><text:s text:c="7"/>74 20 66 72 6F 6D<text:tab/></text:p>
      <text:p text:style-name="P719"><text:s text:c="7"/>20 30 33 38 32 20<text:tab/></text:p>
      <text:p text:style-name="P720"><text:s text:c="7"/>2D 20 53 65 72 67<text:tab/></text:p>
      <text:p text:style-name="P721"><text:s text:c="7"/>65 65 76 20 44 2E<text:tab/></text:p>
      <text:p text:style-name="P722"><text:s text:c="7"/>41 2E 20 24<text:tab/><text:tab/></text:p>
      <text:p text:style-name="P723"><text:s/>0032<text:tab/><text:tab/><text:tab/><text:tab/>DATA <text:s text:c="5"/>ENDS</text:p>
      <text:p text:style-name="P724"><text:tab/><text:tab/><text:tab/><text:tab/></text:p>
      <text:soft-page-break/>
      <text:p text:style-name="P725"><text:s/>0000<text:tab/><text:tab/><text:tab/><text:tab/>CODE <text:s text:c="5"/>SEGMENT</text:p>
      <text:p text:style-name="P726"><text:s/>0000<text:tab/><text:tab/><text:tab/><text:tab/>WriteMsg <text:s/>PROC <text:s/>NEAR</text:p>
      <text:p text:style-name="P727"><text:s/>0000 <text:s/>B4 09<text:tab/><text:tab/><text:tab/><text:s text:c="10"/>mov <text:s text:c="2"/>AH,9</text:p>
      <text:p text:style-name="P728"><text:s/>0002 <text:s/>CD 21<text:tab/><text:tab/><text:tab/><text:s text:c="10"/>int <text:s text:c="2"/>21h<text:s/></text:p>
      <text:p text:style-name="P729"><text:s/>0004 <text:s/>C3<text:tab/><text:tab/><text:tab/><text:s text:c="10"/>ret</text:p>
      <text:p text:style-name="P730"><text:s/>0005<text:tab/><text:tab/><text:tab/><text:tab/>WriteMsg <text:s/>ENDP</text:p>
      <text:p text:style-name="P731"><text:tab/><text:tab/><text:tab/><text:tab/></text:p>
      <text:p text:style-name="P732"><text:s/>0005<text:tab/><text:tab/><text:tab/><text:tab/>Main <text:s text:c="5"/>PROC <text:s/>FAR</text:p>
      <text:p text:style-name="P733"><text:s/>0005 <text:s/>1E<text:tab/><text:tab/><text:tab/><text:s text:c="10"/>push <text:s/>DS <text:s text:c="5"/></text:p>
      <text:p text:style-name="P734"><text:s/>0006 <text:s/>2B C0<text:tab/><text:tab/><text:tab/><text:s text:c="10"/>sub <text:s text:c="2"/>AX,AX</text:p>
      <text:p text:style-name="P735"><text:s/>0008 <text:s/>50<text:tab/><text:tab/><text:tab/><text:s text:c="10"/>push <text:s/>AX</text:p>
      <text:p text:style-name="P736"><text:s/>0009 <text:s/>B8 ---- R<text:tab/><text:tab/><text:s text:c="10"/>mov <text:s text:c="2"/>AX,DATA <text:s text:c="11"/></text:p>
      <text:p text:style-name="P737"><text:s/>000C <text:s/>8E D8<text:tab/><text:tab/><text:tab/><text:s text:c="10"/>mov <text:s text:c="2"/>DS,AX <text:s text:c="14"/></text:p>
      <text:p text:style-name="P738"><text:s/>000E <text:s/>BA 0000 R<text:tab/><text:tab/><text:s text:c="10"/>mov <text:s text:c="2"/>DX, OFFSET HELLO <text:s text:c="2"/></text:p>
      <text:p text:style-name="P739"><text:s/>0011 <text:s/>E8 0000 R<text:tab/><text:tab/><text:s text:c="10"/>call <text:s/>WriteMsg <text:s text:c="10"/></text:p>
      <text:p text:style-name="P740"><text:s/>0014 <text:s/>BA 0010 R<text:tab/><text:tab/><text:s text:c="10"/>mov <text:s text:c="2"/>DX, OFFSET GREETING</text:p>
      <text:p text:style-name="P741"><text:s/>0017 <text:s/>E8 0000 R<text:tab/><text:tab/><text:s text:c="10"/>call <text:s/>WriteMsg <text:s text:c="11"/></text:p>
      <text:p text:style-name="P742"><text:s/>001A <text:s/>CB<text:tab/><text:tab/><text:tab/><text:s text:c="10"/>ret <text:s text:c="14"/></text:p>
      <text:p text:style-name="P743"><text:tab/><text:tab/><text:tab/><text:tab/></text:p>
      <text:p text:style-name="P744"><text:s/>001B<text:tab/><text:tab/><text:tab/><text:tab/>Main <text:s text:c="5"/>ENDP</text:p>
      <text:p text:style-name="P745"><text:s/>001B<text:tab/><text:tab/><text:tab/><text:tab/>CODE <text:s text:c="5"/>ENDS</text:p>
      <text:p text:style-name="P746"><text:tab/><text:tab/><text:tab/><text:tab/><text:s text:c="10"/>END Main</text:p>
      <text:p text:style-name="P747">Microsoft (R) Macro Assembler Version 5.10 <text:s text:c="17"/>9/13/21 22:16:23</text:p>
      <text:p text:style-name="P748"><text:s text:c="61"/>Symbols-1</text:p>
      <text:p text:style-name="P749"/>
      <text:p text:style-name="P750"/>
      <text:p text:style-name="P751">Segments and Groups:</text:p>
      <text:p text:style-name="P752"/>
      <text:p text:style-name="P753"><text:s text:c="16"/>N a m e <text:s text:c="8"/><text:tab/>Length<text:tab/><text:s/>Align<text:tab/>Combine Class</text:p>
      <text:p text:style-name="P754"/>
      <text:p text:style-name="P755">ASTACK . . . . . . . . . . . . . <text:s/><text:tab/>0018<text:tab/>PARA<text:tab/>STACK<text:tab/></text:p>
      <text:p text:style-name="P756">CODE . . . . . . . . . . . . . . <text:s/><text:tab/>001B<text:tab/>PARA<text:tab/>NONE<text:tab/></text:p>
      <text:p text:style-name="P757">DATA . . . . . . . . . . . . . . <text:s/><text:tab/>0032<text:tab/>PARA<text:tab/>NONE<text:tab/></text:p>
      <text:p text:style-name="P758"/>
      <text:p text:style-name="P759">Symbols: <text:s text:c="11"/></text:p>
      <text:p text:style-name="P760"/>
      <text:p text:style-name="P761"><text:s text:c="16"/>N a m e <text:s text:c="8"/><text:tab/>Type<text:tab/><text:s/>Value<text:tab/><text:s/>Attr</text:p>
      <text:p text:style-name="P762"/>
      <text:p text:style-name="P763">EOFLINE <text:s/>. . . . . . . . . . . . <text:s/><text:tab/>NUMBER<text:tab/>0024<text:tab/></text:p>
      <text:p text:style-name="P764"/>
      <text:p text:style-name="P765">GREETING . . . . . . . . . . . . <text:s/><text:tab/>L BYTE<text:tab/>0010<text:tab/>DATA</text:p>
      <text:p text:style-name="P766"/>
      <text:p text:style-name="P767">HELLO <text:s/>. . . . . . . . . . . . . <text:s/><text:tab/>L BYTE<text:tab/>0000<text:tab/>DATA</text:p>
      <text:p text:style-name="P768"/>
      <text:p text:style-name="P769">MAIN . . . . . . . . . . . . . . <text:s/><text:tab/>F PROC<text:tab/>0005<text:tab/>CODE<text:tab/>Length = 0016</text:p>
      <text:p text:style-name="P770"/>
      <text:p text:style-name="P771">WRITEMSG . . . . . . . . . . . . <text:s/><text:tab/>N PROC<text:tab/>0000<text:tab/>CODE<text:tab/>Length = 0005</text:p>
      <text:p text:style-name="P772"/>
      <text:p text:style-name="P773">@CPU . . . . . . . . . . . . . . <text:s/><text:tab/>TEXT <text:s/>0101h<text:tab/><text:tab/></text:p>
      <text:p text:style-name="P774">@FILENAME <text:s/>. . . . . . . . . . . <text:s/><text:tab/>TEXT <text:s/>HELLO2<text:tab/><text:tab/></text:p>
      <text:p text:style-name="P775">@VERSION . . . . . . . . . . . . <text:s/><text:tab/>TEXT <text:s/>510<text:tab/><text:tab/></text:p>
      <text:p text:style-name="P776"/>
      <text:p text:style-name="P777"/>
      <text:p text:style-name="P778"><text:s text:c="5"/>37 Source <text:s/>Lines</text:p>
      <text:p text:style-name="P779"><text:s text:c="5"/>37 Total <text:s text:c="2"/>Lines</text:p>
      <text:p text:style-name="P780"><text:s text:c="5"/>13 Symbols</text:p>
      <text:p text:style-name="P781"/>
      <text:p text:style-name="P782"><text:s text:c="2"/>47986 + 461321 Bytes symbol space free</text:p>
      <text:p text:style-name="P783"/>
      <text:p text:style-name="P784"><text:s/>0 Warning Errors</text:p>
      <text:p text:style-name="P785"><text:span text:style-name="T786"><text:s text:c="6"/></text:span><text:span text:style-name="T787"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imesNewRomanPSMT" svg:font-family="TimesNewRomanPS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fontstyle01" style:display-name="fontstyle01" style:family="text" style:parent-style-name="Основнойшрифтабзаца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митрий Сергеев</meta:initial-creator>
    <dc:creator>pyukofe2013@gmail.com</dc:creator>
    <meta:creation-date>2021-09-13T19:04:00Z</meta:creation-date>
    <dc:date>2021-09-13T20:03:00Z</dc:date>
    <meta:template xlink:href="Normal.dotm" xlink:type="simple"/>
    <meta:editing-cycles>4</meta:editing-cycles>
    <meta:editing-duration>PT3540S</meta:editing-duration>
    <meta:document-statistic meta:page-count="14" meta:paragraph-count="26" meta:word-count="1951" meta:character-count="13048" meta:row-count="92" meta:non-whitespace-character-count="11123"/>
  </office:meta>
</office:document-meta>
</file>